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56.99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34.64mm"/>
    </style:style>
    <style:style style:name="co9" style:family="table-column">
      <style:table-column-properties fo:break-before="auto" style:column-width="27.71mm"/>
    </style:style>
    <style:style style:name="co10" style:family="table-column">
      <style:table-column-properties fo:break-before="auto" style:column-width="29.39mm"/>
    </style:style>
    <style:style style:name="co11" style:family="table-column">
      <style:table-column-properties fo:break-before="auto" style:column-width="21.13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4.73mm"/>
    </style:style>
    <style:style style:name="co14" style:family="table-column">
      <style:table-column-properties fo:break-before="auto" style:column-width="26.9mm"/>
    </style:style>
    <style:style style:name="co15" style:family="table-column">
      <style:table-column-properties fo:break-before="auto" style:column-width="15.91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27.64mm"/>
    </style:style>
    <style:style style:name="co18" style:family="table-column">
      <style:table-column-properties fo:break-before="auto" style:column-width="20.28mm"/>
    </style:style>
    <style:style style:name="co19" style:family="table-column">
      <style:table-column-properties fo:break-before="auto" style:column-width="84.14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16.93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4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fo:color="#000000" style:font-name="Trebuchet MS" fo:font-size="11pt" style:font-size-asian="11pt" style:font-size-complex="11pt"/>
    </style:style>
    <style:style style:name="ce16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18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3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5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6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</office:automatic-styles>
  <office:body>
    <office:spreadsheet>
      <table:table table:name="Sheet1" table:style-name="ta1" table:print-ranges="Sheet1.G119:Sheet1.G119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3"/>
        <table:table-column table:style-name="co10" table:default-cell-style-name="ce15"/>
        <table:table-column table:style-name="co11" table:default-cell-style-name="ce17"/>
        <table:table-column table:style-name="co12" table:default-cell-style-name="ce3"/>
        <table:table-column table:style-name="co13" table:default-cell-style-name="ce3"/>
        <table:table-column table:style-name="co14" table:default-cell-style-name="ce21"/>
        <table:table-column table:style-name="co15" table:default-cell-style-name="ce22"/>
        <table:table-column table:style-name="co16" table:number-columns-repeated="3" table:default-cell-style-name="ce3"/>
        <table:table-column table:style-name="co17" table:default-cell-style-name="ce24"/>
        <table:table-column table:style-name="co18" table:default-cell-style-name="ce3"/>
        <table:table-column table:style-name="co19" table:default-cell-style-name="ce3"/>
        <table:table-column table:style-name="co1" table:number-columns-repeated="1002" table:default-cell-style-name="ce28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Im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10" office:value-type="string" calcext:value-type="string">
            <text:p>Pays/Région</text:p>
          </table:table-cell>
          <table:table-cell table:style-name="ce12" office:value-type="string" calcext:value-type="string">
            <text:p>Quantité</text:p>
          </table:table-cell>
          <table:table-cell table:style-name="ce14" office:value-type="string" calcext:value-type="string">
            <text:p>Unité de poids / quantité</text:p>
          </table:table-cell>
          <table:table-cell table:style-name="ce16" office:value-type="string" calcext:value-type="string">
            <text:p>Prix unitaire / unité de compte Lt</text:p>
          </table:table-cell>
          <table:table-cell table:style-name="ce18" office:value-type="string" calcext:value-type="string">
            <text:p>Prix unitaire / unité de compte Sous</text:p>
          </table:table-cell>
          <table:table-cell table:style-name="ce18" office:value-type="string" calcext:value-type="string">
            <text:p>Prix unitaire / unité de compte Deniers</text:p>
          </table:table-cell>
          <table:table-cell table:style-name="ce19" office:value-type="string" calcext:value-type="string">
            <text:p>Prix unitaire en décimale de Lt</text:p>
          </table:table-cell>
          <table:table-cell table:style-name="ce18" office:value-type="string" calcext:value-type="string">
            <text:p>Valeur en livres tournois</text:p>
          </table:table-cell>
          <table:table-cell table:style-name="ce18" office:value-type="string" calcext:value-type="string">
            <text:p>valeur en sous</text:p>
          </table:table-cell>
          <table:table-cell table:style-name="ce18" office:value-type="string" calcext:value-type="string">
            <text:p>valeur en denier</text:p>
          </table:table-cell>
          <table:table-cell table:style-name="ce18" office:value-type="string" calcext:value-type="string">
            <text:p>Valeur en décimale de livre tournois</text:p>
          </table:table-cell>
          <table:table-cell table:style-name="ce23" office:value-type="string" calcext:value-type="string">
            <text:p>Valeur calculée</text:p>
          </table:table-cell>
          <table:table-cell table:style-name="ce25" office:value-type="string" calcext:value-type="string">
            <text:p>Différence</text:p>
          </table:table-cell>
          <table:table-cell table:style-name="ce26" office:value-type="string" calcext:value-type="string">
            <text:p>Remarques</text:p>
          </table:table-cell>
          <table:table-cell table:style-name="ce27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is de gay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1300" calcext:value-type="float">
            <text:p>1 300,00</text:p>
          </table:table-cell>
          <table:table-cell office:value-type="string" calcext:value-type="string">
            <text:p>livres</text:p>
          </table:table-cell>
          <table:table-cell office:value-type="float" office:value="0.06" calcext:value-type="float">
            <text:p>0,060</text:p>
          </table:table-cell>
          <table:table-cell office:value-type="float" office:value="0.05" calcext:value-type="float">
            <text:p>0,05</text:p>
          </table:table-cell>
          <table:table-cell/>
          <table:table-cell table:style-name="ce20" table:formula="of:=[.L2]+([.M2]/20)+([.N2]/240)" office:value-type="float" office:value="0.0625" calcext:value-type="float">
            <text:p>0,0625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81.25" calcext:value-type="float">
            <text:p>81,2500</text:p>
          </table:table-cell>
          <table:table-cell table:formula="of:=[.S2]-[.T2]" office:value-type="float" office:value="-81.25" calcext:value-type="float">
            <text:p>-81,25</text:p>
          </table:table-cell>
          <table:table-cell office:value-type="string" calcext:value-type="string">
            <text:p>à 6L 5S le %</text:p>
          </table:table-cell>
          <table:table-cell table:number-columns-repeated="100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368" calcext:value-type="float">
            <text:p>368,00</text:p>
          </table:table-cell>
          <table:table-cell office:value-type="string" calcext:value-type="string">
            <text:p>bariqu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3]+([.M3]/20)+([.N3]/240)" office:value-type="float" office:value="10" calcext:value-type="float">
            <text:p>10,000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3680" calcext:value-type="float">
            <text:p>3 680,0000</text:p>
          </table:table-cell>
          <table:table-cell table:formula="of:=[.S3]-[.T3]" office:value-type="float" office:value="-3680" calcext:value-type="float">
            <text:p>-3680</text:p>
          </table:table-cell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o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92" calcext:value-type="float">
            <text:p>92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0" table:formula="of:=[.L4]+([.M4]/20)+([.N4]/240)" office:value-type="float" office:value="22" calcext:value-type="float">
            <text:p>22,0000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2024" calcext:value-type="float">
            <text:p>2 024,0000</text:p>
          </table:table-cell>
          <table:table-cell table:formula="of:=[.S4]-[.T4]" office:value-type="float" office:value="-2024" calcext:value-type="float">
            <text:p>-2024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83718" calcext:value-type="float">
            <text:p>83 71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table:formula="of:=[.L5]+([.M5]/20)+([.N5]/240)" office:value-type="float" office:value="0.2" calcext:value-type="float">
            <text:p>0,20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16743.6" calcext:value-type="float">
            <text:p>16 743,6000</text:p>
          </table:table-cell>
          <table:table-cell table:formula="of:=[.S5]-[.T5]" office:value-type="float" office:value="-16743.6" calcext:value-type="float">
            <text:p>-16743,6</text:p>
          </table:table-cell>
          <table:table-cell table:number-columns-repeated="100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abac en feu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3170600" calcext:value-type="float">
            <text:p>3 170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6]+([.M6]/20)+([.N6]/240)" office:value-type="float" office:value="0.25" calcext:value-type="float">
            <text:p>0,25000</text:p>
          </table:table-cell>
          <table:table-cell table:number-columns-repeated="3"/>
          <table:table-cell table:formula="of:=[.P6]+0.05*[.Q6]+[.R6]/240" office:value-type="float" office:value="0" calcext:value-type="float">
            <text:p>0</text:p>
          </table:table-cell>
          <table:table-cell table:formula="of:=[.J6]*[.O6]" office:value-type="float" office:value="792650" calcext:value-type="float">
            <text:p>792 650,0000</text:p>
          </table:table-cell>
          <table:table-cell table:formula="of:=[.S6]-[.T6]" office:value-type="float" office:value="-792650" calcext:value-type="float">
            <text:p>-792650</text:p>
          </table:table-cell>
          <table:table-cell table:number-columns-repeated="100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herebent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88" calcext:value-type="float">
            <text:p>88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0" table:formula="of:=[.L7]+([.M7]/20)+([.N7]/240)" office:value-type="float" office:value="22" calcext:value-type="float">
            <text:p>22,000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1936" calcext:value-type="float">
            <text:p>1 936,0000</text:p>
          </table:table-cell>
          <table:table-cell table:formula="of:=[.S7]-[.T7]" office:value-type="float" office:value="-1936" calcext:value-type="float">
            <text:p>-1936</text:p>
          </table:table-cell>
          <table:table-cell table:number-columns-repeated="100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853" calcext:value-type="float">
            <text:p>2 853,00</text:p>
          </table:table-cell>
          <table:table-cell office:value-type="string" calcext:value-type="string">
            <text:p>barils</text:p>
          </table:table-cell>
          <table:table-cell office:value-type="float" office:value="33" calcext:value-type="float">
            <text:p>33,000</text:p>
          </table:table-cell>
          <table:table-cell table:number-columns-repeated="2"/>
          <table:table-cell table:style-name="ce20" table:formula="of:=[.L8]+([.M8]/20)+([.N8]/240)" office:value-type="float" office:value="33" calcext:value-type="float">
            <text:p>33,00000</text:p>
          </table:table-cell>
          <table:table-cell table:number-columns-repeated="3"/>
          <table:table-cell table:formula="of:=[.P8]+0.05*[.Q8]+[.R8]/240" office:value-type="float" office:value="0" calcext:value-type="float">
            <text:p>0</text:p>
          </table:table-cell>
          <table:table-cell table:formula="of:=[.J8]*[.O8]" office:value-type="float" office:value="94149" calcext:value-type="float">
            <text:p>94 149,0000</text:p>
          </table:table-cell>
          <table:table-cell table:formula="of:=[.S8]-[.T8]" office:value-type="float" office:value="-94149" calcext:value-type="float">
            <text:p>-94149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1820" calcext:value-type="float">
            <text:p>11 82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9]+([.M9]/20)+([.N9]/240)" office:value-type="float" office:value="1" calcext:value-type="float">
            <text:p>1,000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11820" calcext:value-type="float">
            <text:p>11 820,0000</text:p>
          </table:table-cell>
          <table:table-cell table:formula="of:=[.S9]-[.T9]" office:value-type="float" office:value="-11820" calcext:value-type="float">
            <text:p>-11820</text:p>
          </table:table-cell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35917" calcext:value-type="float">
            <text:p>35 917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0" table:formula="of:=[.L10]+([.M10]/20)+([.N10]/240)" office:value-type="float" office:value="0.8" calcext:value-type="float">
            <text:p>0,800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28733.6" calcext:value-type="float">
            <text:p>28 733,6000</text:p>
          </table:table-cell>
          <table:table-cell table:formula="of:=[.S10]-[.T10]" office:value-type="float" office:value="-28733.6" calcext:value-type="float">
            <text:p>-28733,6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rogues de stockfish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050" calcext:value-type="float">
            <text:p>1 050,00</text:p>
          </table:table-cell>
          <table:table-cell office:value-type="string" calcext:value-type="string">
            <text:p>baril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0" table:formula="of:=[.L11]+([.M11]/20)+([.N11]/240)" office:value-type="float" office:value="24" calcext:value-type="float">
            <text:p>24,00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25200" calcext:value-type="float">
            <text:p>25 200,0000</text:p>
          </table:table-cell>
          <table:table-cell table:formula="of:=[.S11]-[.T11]" office:value-type="float" office:value="-25200" calcext:value-type="float">
            <text:p>-25200</text:p>
          </table:table-cell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ancre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74000" calcext:value-type="float">
            <text:p>74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12]+([.M12]/20)+([.N12]/240)" office:value-type="float" office:value="0.25" calcext:value-type="float">
            <text:p>0,250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18500" calcext:value-type="float">
            <text:p>18 500,0000</text:p>
          </table:table-cell>
          <table:table-cell table:formula="of:=[.S12]-[.T12]" office:value-type="float" office:value="-18500" calcext:value-type="float">
            <text:p>-18500</text:p>
          </table:table-cell>
          <table:table-cell table:number-columns-repeated="100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11" calcext:value-type="float">
            <text:p>411,00</text:p>
          </table:table-cell>
          <table:table-cell office:value-type="string" calcext:value-type="string">
            <text:p>barils</text:p>
          </table:table-cell>
          <table:table-cell office:value-type="float" office:value="33" calcext:value-type="float">
            <text:p>33,000</text:p>
          </table:table-cell>
          <table:table-cell table:number-columns-repeated="2"/>
          <table:table-cell table:style-name="ce20" table:formula="of:=[.L13]+([.M13]/20)+([.N13]/240)" office:value-type="float" office:value="33" calcext:value-type="float">
            <text:p>33,00000</text:p>
          </table:table-cell>
          <table:table-cell table:number-columns-repeated="3"/>
          <table:table-cell table:formula="of:=[.P13]+0.05*[.Q13]+[.R13]/240" office:value-type="float" office:value="0" calcext:value-type="float">
            <text:p>0</text:p>
          </table:table-cell>
          <table:table-cell table:formula="of:=[.J13]*[.O13]" office:value-type="float" office:value="13563" calcext:value-type="float">
            <text:p>13 563,0000</text:p>
          </table:table-cell>
          <table:table-cell table:formula="of:=[.S13]-[.T13]" office:value-type="float" office:value="-13563" calcext:value-type="float">
            <text:p>-13563</text:p>
          </table:table-cell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is de Campê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55600" calcext:value-type="float">
            <text:p>55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table:formula="of:=[.L14]+([.M14]/20)+([.N14]/240)" office:value-type="float" office:value="0.2" calcext:value-type="float">
            <text:p>0,20000</text:p>
          </table:table-cell>
          <table:table-cell table:number-columns-repeated="3"/>
          <table:table-cell table:formula="of:=[.P14]+0.05*[.Q14]+[.R14]/240" office:value-type="float" office:value="0" calcext:value-type="float">
            <text:p>0</text:p>
          </table:table-cell>
          <table:table-cell table:formula="of:=[.J14]*[.O14]" office:value-type="float" office:value="11120" calcext:value-type="float">
            <text:p>11 120,0000</text:p>
          </table:table-cell>
          <table:table-cell table:formula="of:=[.S14]-[.T14]" office:value-type="float" office:value="-11120" calcext:value-type="float">
            <text:p>-11120</text:p>
          </table:table-cell>
          <table:table-cell table:number-columns-repeated="100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74540" calcext:value-type="float">
            <text:p>74 5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[.L15]+([.M15]/20)+([.N15]/240)" office:value-type="float" office:value="0.0625" calcext:value-type="float">
            <text:p>0,0625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4658.75" calcext:value-type="float">
            <text:p>4 658,7500</text:p>
          </table:table-cell>
          <table:table-cell table:formula="of:=[.S15]-[.T15]" office:value-type="float" office:value="-4658.75" calcext:value-type="float">
            <text:p>-4658,75</text:p>
          </table:table-cell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aca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0" table:formula="of:=[.L16]+([.M16]/20)+([.N16]/240)" office:value-type="float" office:value="0.6" calcext:value-type="float">
            <text:p>0,60000</text:p>
          </table:table-cell>
          <table:table-cell table:number-columns-repeated="3"/>
          <table:table-cell table:formula="of:=[.P16]+0.05*[.Q16]+[.R16]/240" office:value-type="float" office:value="0" calcext:value-type="float">
            <text:p>0</text:p>
          </table:table-cell>
          <table:table-cell table:formula="of:=[.J16]*[.O16]" office:value-type="float" office:value="60" calcext:value-type="float">
            <text:p>60,0000</text:p>
          </table:table-cell>
          <table:table-cell table:formula="of:=[.S16]-[.T16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itr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caiss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0" table:formula="of:=[.L17]+([.M17]/20)+([.N17]/240)" office:value-type="float" office:value="15" calcext:value-type="float">
            <text:p>15,00000</text:p>
          </table:table-cell>
          <table:table-cell table:number-columns-repeated="3"/>
          <table:table-cell table:formula="of:=[.P17]+0.05*[.Q17]+[.R17]/240" office:value-type="float" office:value="0" calcext:value-type="float">
            <text:p>0</text:p>
          </table:table-cell>
          <table:table-cell table:formula="of:=[.J17]*[.O17]" office:value-type="float" office:value="195" calcext:value-type="float">
            <text:p>195,0000</text:p>
          </table:table-cell>
          <table:table-cell table:formula="of:=[.S17]-[.T17]" office:value-type="float" office:value="-195" calcext:value-type="float">
            <text:p>-195</text:p>
          </table:table-cell>
          <table:table-cell table:number-columns-repeated="100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uirs tanné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cuirs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 table:formula="of:=[.L18]+([.M18]/20)+([.N18]/240)" office:value-type="float" office:value="7.2" calcext:value-type="float">
            <text:p>7,20000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360" calcext:value-type="float">
            <text:p>360,0000</text:p>
          </table:table-cell>
          <table:table-cell table:formula="of:=[.S18]-[.T18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48" calcext:value-type="float">
            <text:p>248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0" table:formula="of:=[.L19]+([.M19]/20)+([.N19]/240)" office:value-type="float" office:value="20" calcext:value-type="float">
            <text:p>20,0000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4960" calcext:value-type="float">
            <text:p>4 960,0000</text:p>
          </table:table-cell>
          <table:table-cell table:formula="of:=[.S19]-[.T19]" office:value-type="float" office:value="-4960" calcext:value-type="float">
            <text:p>-4960</text:p>
          </table:table-cell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095775" calcext:value-type="float">
            <text:p>1 095 7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0" table:formula="of:=[.L20]+([.M20]/20)+([.N20]/240)" office:value-type="float" office:value="0.15" calcext:value-type="float">
            <text:p>0,15000</text:p>
          </table:table-cell>
          <table:table-cell table:number-columns-repeated="3"/>
          <table:table-cell table:formula="of:=[.P20]+0.05*[.Q20]+[.R20]/240" office:value-type="float" office:value="0" calcext:value-type="float">
            <text:p>0</text:p>
          </table:table-cell>
          <table:table-cell table:formula="of:=[.J20]*[.O20]" office:value-type="float" office:value="164366.25" calcext:value-type="float">
            <text:p>164 366,2500</text:p>
          </table:table-cell>
          <table:table-cell table:formula="of:=[.S20]-[.T20]" office:value-type="float" office:value="-164366.25" calcext:value-type="float">
            <text:p>-164366,25</text:p>
          </table:table-cell>
          <table:table-cell table:number-columns-repeated="100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er en cerc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77046" calcext:value-type="float">
            <text:p>77 046,00</text:p>
          </table:table-cell>
          <table:table-cell office:value-type="string" calcext:value-type="string">
            <text:p>livres</text:p>
          </table:table-cell>
          <table:table-cell office:value-type="float" office:value="0.18" calcext:value-type="float">
            <text:p>0,180</text:p>
          </table:table-cell>
          <table:table-cell table:number-columns-repeated="2"/>
          <table:table-cell table:style-name="ce20" table:formula="of:=[.L21]+([.M21]/20)+([.N21]/240)" office:value-type="float" office:value="0.18" calcext:value-type="float">
            <text:p>0,18000</text:p>
          </table:table-cell>
          <table:table-cell table:number-columns-repeated="3"/>
          <table:table-cell table:formula="of:=[.P21]+0.05*[.Q21]+[.R21]/240" office:value-type="float" office:value="0" calcext:value-type="float">
            <text:p>0</text:p>
          </table:table-cell>
          <table:table-cell table:formula="of:=[.J21]*[.O21]" office:value-type="float" office:value="13868.28" calcext:value-type="float">
            <text:p>13 868,2800</text:p>
          </table:table-cell>
          <table:table-cell table:formula="of:=[.S21]-[.T21]" office:value-type="float" office:value="-13868.28" calcext:value-type="float">
            <text:p>-13868,28</text:p>
          </table:table-cell>
          <table:table-cell office:value-type="string" calcext:value-type="string">
            <text:p>à 18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baril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22]+([.M22]/20)+([.N22]/240)" office:value-type="float" office:value="3" calcext:value-type="float">
            <text:p>3,000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2400" calcext:value-type="float">
            <text:p>2 400,0000</text:p>
          </table:table-cell>
          <table:table-cell table:formula="of:=[.S22]-[.T22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256" calcext:value-type="float">
            <text:p>4 25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0" table:formula="of:=[.L23]+([.M23]/20)+([.N23]/240)" office:value-type="float" office:value="0.4" calcext:value-type="float">
            <text:p>0,40000</text:p>
          </table:table-cell>
          <table:table-cell table:number-columns-repeated="3"/>
          <table:table-cell table:formula="of:=[.P23]+0.05*[.Q23]+[.R23]/240" office:value-type="float" office:value="0" calcext:value-type="float">
            <text:p>0</text:p>
          </table:table-cell>
          <table:table-cell table:formula="of:=[.J23]*[.O23]" office:value-type="float" office:value="1702.4" calcext:value-type="float">
            <text:p>1 702,4000</text:p>
          </table:table-cell>
          <table:table-cell table:formula="of:=[.S23]-[.T23]" office:value-type="float" office:value="-1702.4" calcext:value-type="float">
            <text:p>-1702,4</text:p>
          </table:table-cell>
          <table:table-cell table:number-columns-repeated="100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laine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20" table:formula="of:=[.L24]+([.M24]/20)+([.N24]/240)" office:value-type="float" office:value="1.15" calcext:value-type="float">
            <text:p>1,15000</text:p>
          </table:table-cell>
          <table:table-cell table:number-columns-repeated="3"/>
          <table:table-cell table:formula="of:=[.P24]+0.05*[.Q24]+[.R24]/240" office:value-type="float" office:value="0" calcext:value-type="float">
            <text:p>0</text:p>
          </table:table-cell>
          <table:table-cell table:formula="of:=[.J24]*[.O24]" office:value-type="float" office:value="230" calcext:value-type="float">
            <text:p>230,0000</text:p>
          </table:table-cell>
          <table:table-cell table:formula="of:=[.S24]-[.T24]" office:value-type="float" office:value="-230" calcext:value-type="float">
            <text:p>-230</text:p>
          </table:table-cell>
          <table:table-cell table:number-columns-repeated="100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51" calcext:value-type="float">
            <text:p>251,00</text:p>
          </table:table-cell>
          <table:table-cell office:value-type="string" calcext:value-type="string">
            <text:p>baril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0" table:formula="of:=[.L25]+([.M25]/20)+([.N25]/240)" office:value-type="float" office:value="40" calcext:value-type="float">
            <text:p>40,00000</text:p>
          </table:table-cell>
          <table:table-cell table:number-columns-repeated="3"/>
          <table:table-cell table:formula="of:=[.P25]+0.05*[.Q25]+[.R25]/240" office:value-type="float" office:value="0" calcext:value-type="float">
            <text:p>0</text:p>
          </table:table-cell>
          <table:table-cell table:formula="of:=[.J25]*[.O25]" office:value-type="float" office:value="10040" calcext:value-type="float">
            <text:p>10 040,0000</text:p>
          </table:table-cell>
          <table:table-cell table:formula="of:=[.S25]-[.T25]" office:value-type="float" office:value="-10040" calcext:value-type="float">
            <text:p>-10040</text:p>
          </table:table-cell>
          <table:table-cell table:number-columns-repeated="100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eules à tailland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26]+([.M26]/20)+([.N26]/240)" office:value-type="float" office:value="3" calcext:value-type="float">
            <text:p>3,000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159" calcext:value-type="float">
            <text:p>159,0000</text:p>
          </table:table-cell>
          <table:table-cell table:formula="of:=[.S26]-[.T26]" office:value-type="float" office:value="-159" calcext:value-type="float">
            <text:p>-159</text:p>
          </table:table-cell>
          <table:table-cell table:number-columns-repeated="100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ierres blan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qu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0" table:formula="of:=[.L27]+([.M27]/20)+([.N27]/240)" office:value-type="float" office:value="20" calcext:value-type="float">
            <text:p>20,000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40" calcext:value-type="float">
            <text:p>40,0000</text:p>
          </table:table-cell>
          <table:table-cell table:formula="of:=[.S27]-[.T27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40" calcext:value-type="float">
            <text:p>14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28]+([.M28]/20)+([.N28]/240)" office:value-type="float" office:value="1" calcext:value-type="float">
            <text:p>1,00000</text:p>
          </table:table-cell>
          <table:table-cell table:number-columns-repeated="3"/>
          <table:table-cell table:formula="of:=[.P28]+0.05*[.Q28]+[.R28]/240" office:value-type="float" office:value="0" calcext:value-type="float">
            <text:p>0</text:p>
          </table:table-cell>
          <table:table-cell table:formula="of:=[.J28]*[.O28]" office:value-type="float" office:value="140" calcext:value-type="float">
            <text:p>140,0000</text:p>
          </table:table-cell>
          <table:table-cell table:formula="of:=[.S28]-[.T28]" office:value-type="float" office:value="-140" calcext:value-type="float">
            <text:p>-140</text:p>
          </table:table-cell>
          <table:table-cell table:number-columns-repeated="100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umes à li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29]+([.M29]/20)+([.N29]/240)" office:value-type="float" office:value="1" calcext:value-type="float">
            <text:p>1,000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300" calcext:value-type="float">
            <text:p>300,0000</text:p>
          </table:table-cell>
          <table:table-cell table:formula="of:=[.S29]-[.T29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raisin se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999" calcext:value-type="float">
            <text:p>999,00</text:p>
          </table:table-cell>
          <table:table-cell office:value-type="string" calcext:value-type="string">
            <text:p>barils</text:p>
          </table:table-cell>
          <table:table-cell table:number-columns-repeated="3"/>
          <table:table-cell table:style-name="ce20" table:formula="of:=[.L30]+([.M30]/20)+([.N30]/240)" office:value-type="float" office:value="0" calcext:value-type="float">
            <text:p>0,00000</text:p>
          </table:table-cell>
          <table:table-cell table:number-columns-repeated="3"/>
          <table:table-cell table:formula="of:=[.P30]+0.05*[.Q30]+[.R30]/240" office:value-type="float" office:value="0" calcext:value-type="float">
            <text:p>0</text:p>
          </table:table-cell>
          <table:table-cell table:formula="of:=[.J30]*[.O30]" office:value-type="float" office:value="0" calcext:value-type="float">
            <text:p>0,0000</text:p>
          </table:table-cell>
          <table:table-cell table:formula="of:=[.S30]-[.T30]" office:value-type="float" office:value="0" calcext:value-type="float">
            <text:p>0</text:p>
          </table:table-cell>
          <table:table-cell office:value-type="string" calcext:value-type="string">
            <text:p>à 4S la livre</text:p>
          </table:table-cell>
          <table:table-cell table:number-columns-repeated="100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raisi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87.5" calcext:value-type="float">
            <text:p>287,50</text:p>
          </table:table-cell>
          <table:table-cell office:value-type="string" calcext:value-type="string">
            <text:p>milliers</text:p>
          </table:table-cell>
          <table:table-cell office:value-type="float" office:value="0.06" calcext:value-type="float">
            <text:p>0,060</text:p>
          </table:table-cell>
          <table:table-cell table:number-columns-repeated="2"/>
          <table:table-cell table:style-name="ce20" table:formula="of:=[.L31]+([.M31]/20)+([.N31]/240)" office:value-type="float" office:value="0.06" calcext:value-type="float">
            <text:p>0,06000</text:p>
          </table:table-cell>
          <table:table-cell table:number-columns-repeated="3"/>
          <table:table-cell table:formula="of:=[.P31]+0.05*[.Q31]+[.R31]/240" office:value-type="float" office:value="0" calcext:value-type="float">
            <text:p>0</text:p>
          </table:table-cell>
          <table:table-cell table:formula="of:=[.J31]*[.O31]" office:value-type="float" office:value="17.25" calcext:value-type="float">
            <text:p>17,2500</text:p>
          </table:table-cell>
          <table:table-cell table:formula="of:=[.S31]-[.T31]" office:value-type="float" office:value="-17.25" calcext:value-type="float">
            <text:p>-17,25</text:p>
          </table:table-cell>
          <table:table-cell office:value-type="string" calcext:value-type="string">
            <text:p>à 60L le %%</text:p>
          </table:table-cell>
          <table:table-cell table:number-columns-repeated="100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régli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ball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0" table:formula="of:=[.L32]+([.M32]/20)+([.N32]/240)" office:value-type="float" office:value="40" calcext:value-type="float">
            <text:p>40,00000</text:p>
          </table:table-cell>
          <table:table-cell table:number-columns-repeated="3"/>
          <table:table-cell table:formula="of:=[.P32]+0.05*[.Q32]+[.R32]/240" office:value-type="float" office:value="0" calcext:value-type="float">
            <text:p>0</text:p>
          </table:table-cell>
          <table:table-cell table:formula="of:=[.J32]*[.O32]" office:value-type="float" office:value="720" calcext:value-type="float">
            <text:p>720,0000</text:p>
          </table:table-cell>
          <table:table-cell table:formula="of:=[.S32]-[.T32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roz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illier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0" table:formula="of:=[.L33]+([.M33]/20)+([.N33]/240)" office:value-type="float" office:value="60" calcext:value-type="float">
            <text:p>60,00000</text:p>
          </table:table-cell>
          <table:table-cell table:number-columns-repeated="3"/>
          <table:table-cell table:formula="of:=[.P33]+0.05*[.Q33]+[.R33]/240" office:value-type="float" office:value="0" calcext:value-type="float">
            <text:p>0</text:p>
          </table:table-cell>
          <table:table-cell table:formula="of:=[.J33]*[.O33]" office:value-type="float" office:value="720" calcext:value-type="float">
            <text:p>720,0000</text:p>
          </table:table-cell>
          <table:table-cell table:formula="of:=[.S33]-[.T33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abac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34]+([.M34]/20)+([.N34]/240)" office:value-type="float" office:value="3" calcext:value-type="float">
            <text:p>3,00000</text:p>
          </table:table-cell>
          <table:table-cell table:number-columns-repeated="3"/>
          <table:table-cell table:formula="of:=[.P34]+0.05*[.Q34]+[.R34]/240" office:value-type="float" office:value="0" calcext:value-type="float">
            <text:p>0</text:p>
          </table:table-cell>
          <table:table-cell table:formula="of:=[.J34]*[.O34]" office:value-type="float" office:value="60" calcext:value-type="float">
            <text:p>60,0000</text:p>
          </table:table-cell>
          <table:table-cell table:formula="of:=[.S34]-[.T34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isses</text:p>
          </table:table-cell>
          <table:table-cell office:value-type="float" office:value="250" calcext:value-type="float">
            <text:p>250,000</text:p>
          </table:table-cell>
          <table:table-cell table:number-columns-repeated="2"/>
          <table:table-cell table:style-name="ce20" table:formula="of:=[.L35]+([.M35]/20)+([.N35]/240)" office:value-type="float" office:value="250" calcext:value-type="float">
            <text:p>250,0000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500" calcext:value-type="float">
            <text:p>500,0000</text:p>
          </table:table-cell>
          <table:table-cell table:formula="of:=[.S35]-[.T35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vin d'Espagne ordina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tonneaux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0" table:formula="of:=[.L36]+([.M36]/20)+([.N36]/240)" office:value-type="float" office:value="200" calcext:value-type="float">
            <text:p>200,00000</text:p>
          </table:table-cell>
          <table:table-cell table:number-columns-repeated="3"/>
          <table:table-cell table:formula="of:=[.P36]+0.05*[.Q36]+[.R36]/240" office:value-type="float" office:value="0" calcext:value-type="float">
            <text:p>0</text:p>
          </table:table-cell>
          <table:table-cell table:formula="of:=[.J36]*[.O36]" office:value-type="float" office:value="1200" calcext:value-type="float">
            <text:p>1 200,0000</text:p>
          </table:table-cell>
          <table:table-cell table:formula="of:=[.S36]-[.T36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vin d'Espagne ordina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0" table:formula="of:=[.L37]+([.M37]/20)+([.N37]/240)" office:value-type="float" office:value="50" calcext:value-type="float">
            <text:p>50,00000</text:p>
          </table:table-cell>
          <table:table-cell table:number-columns-repeated="3"/>
          <table:table-cell table:formula="of:=[.P37]+0.05*[.Q37]+[.R37]/240" office:value-type="float" office:value="0" calcext:value-type="float">
            <text:p>0</text:p>
          </table:table-cell>
          <table:table-cell table:formula="of:=[.J37]*[.O37]" office:value-type="float" office:value="150" calcext:value-type="float">
            <text:p>150,0000</text:p>
          </table:table-cell>
          <table:table-cell table:formula="of:=[.S37]-[.T37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vin d'Espagne de Rot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ril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0" table:formula="of:=[.L38]+([.M38]/20)+([.N38]/240)" office:value-type="float" office:value="100" calcext:value-type="float">
            <text:p>100,00000</text:p>
          </table:table-cell>
          <table:table-cell table:number-columns-repeated="3"/>
          <table:table-cell table:formula="of:=[.P38]+0.05*[.Q38]+[.R38]/240" office:value-type="float" office:value="0" calcext:value-type="float">
            <text:p>0</text:p>
          </table:table-cell>
          <table:table-cell table:formula="of:=[.J38]*[.O38]" office:value-type="float" office:value="300" calcext:value-type="float">
            <text:p>300,0000</text:p>
          </table:table-cell>
          <table:table-cell table:formula="of:=[.S38]-[.T38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vin d'Espagne de Xirè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02" calcext:value-type="float">
            <text:p>302,00</text:p>
          </table:table-cell>
          <table:table-cell office:value-type="string" calcext:value-type="string">
            <text:p>bottes</text:p>
          </table:table-cell>
          <table:table-cell office:value-type="float" office:value="250" calcext:value-type="float">
            <text:p>250,000</text:p>
          </table:table-cell>
          <table:table-cell table:number-columns-repeated="2"/>
          <table:table-cell table:style-name="ce20" table:formula="of:=[.L39]+([.M39]/20)+([.N39]/240)" office:value-type="float" office:value="250" calcext:value-type="float">
            <text:p>250,00000</text:p>
          </table:table-cell>
          <table:table-cell table:number-columns-repeated="3"/>
          <table:table-cell table:formula="of:=[.P39]+0.05*[.Q39]+[.R39]/240" office:value-type="float" office:value="0" calcext:value-type="float">
            <text:p>0</text:p>
          </table:table-cell>
          <table:table-cell table:formula="of:=[.J39]*[.O39]" office:value-type="float" office:value="75500" calcext:value-type="float">
            <text:p>75 500,0000</text:p>
          </table:table-cell>
          <table:table-cell table:formula="of:=[.S39]-[.T39]" office:value-type="float" office:value="-75500" calcext:value-type="float">
            <text:p>-75500</text:p>
          </table:table-cell>
          <table:table-cell table:number-columns-repeated="100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vin d'Espagne de Xirè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ril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0" table:formula="of:=[.L40]+([.M40]/20)+([.N40]/240)" office:value-type="float" office:value="80" calcext:value-type="float">
            <text:p>80,00000</text:p>
          </table:table-cell>
          <table:table-cell table:number-columns-repeated="3"/>
          <table:table-cell table:formula="of:=[.P40]+0.05*[.Q40]+[.R40]/240" office:value-type="float" office:value="0" calcext:value-type="float">
            <text:p>0</text:p>
          </table:table-cell>
          <table:table-cell table:formula="of:=[.J40]*[.O40]" office:value-type="float" office:value="480" calcext:value-type="float">
            <text:p>480,0000</text:p>
          </table:table-cell>
          <table:table-cell table:formula="of:=[.S40]-[.T40]" office:value-type="float" office:value="-480" calcext:value-type="float">
            <text:p>-480</text:p>
          </table:table-cell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barils</text:p>
          </table:table-cell>
          <table:table-cell office:value-type="float" office:value="27" calcext:value-type="float">
            <text:p>27,000</text:p>
          </table:table-cell>
          <table:table-cell table:number-columns-repeated="2"/>
          <table:table-cell table:style-name="ce20" table:formula="of:=[.L41]+([.M41]/20)+([.N41]/240)" office:value-type="float" office:value="27" calcext:value-type="float">
            <text:p>27,00000</text:p>
          </table:table-cell>
          <table:table-cell table:number-columns-repeated="3"/>
          <table:table-cell table:formula="of:=[.P41]+0.05*[.Q41]+[.R41]/240" office:value-type="float" office:value="0" calcext:value-type="float">
            <text:p>0</text:p>
          </table:table-cell>
          <table:table-cell table:formula="of:=[.J41]*[.O41]" office:value-type="float" office:value="810" calcext:value-type="float">
            <text:p>810,0000</text:p>
          </table:table-cell>
          <table:table-cell table:formula="of:=[.S41]-[.T41]" office:value-type="float" office:value="-810" calcext:value-type="float">
            <text:p>-810</text:p>
          </table:table-cell>
          <table:table-cell table:number-columns-repeated="100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2773" calcext:value-type="float">
            <text:p>52 77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42]+([.M42]/20)+([.N42]/240)" office:value-type="float" office:value="0.25" calcext:value-type="float">
            <text:p>0,25000</text:p>
          </table:table-cell>
          <table:table-cell table:number-columns-repeated="3"/>
          <table:table-cell table:formula="of:=[.P42]+0.05*[.Q42]+[.R42]/240" office:value-type="float" office:value="0" calcext:value-type="float">
            <text:p>0</text:p>
          </table:table-cell>
          <table:table-cell table:formula="of:=[.J42]*[.O42]" office:value-type="float" office:value="13193.25" calcext:value-type="float">
            <text:p>13 193,2500</text:p>
          </table:table-cell>
          <table:table-cell table:formula="of:=[.S42]-[.T42]" office:value-type="float" office:value="-13193.25" calcext:value-type="float">
            <text:p>-13193,25</text:p>
          </table:table-cell>
          <table:table-cell table:number-columns-repeated="100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aiguill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43]+([.M43]/20)+([.N43]/240)" office:value-type="float" office:value="3" calcext:value-type="float">
            <text:p>3,00000</text:p>
          </table:table-cell>
          <table:table-cell table:number-columns-repeated="3"/>
          <table:table-cell table:formula="of:=[.P43]+0.05*[.Q43]+[.R43]/240" office:value-type="float" office:value="0" calcext:value-type="float">
            <text:p>0</text:p>
          </table:table-cell>
          <table:table-cell table:formula="of:=[.J43]*[.O43]" office:value-type="float" office:value="1500" calcext:value-type="float">
            <text:p>1 500,0000</text:p>
          </table:table-cell>
          <table:table-cell table:formula="of:=[.S43]-[.T43]" office:value-type="float" office:value="-1500" calcext:value-type="float">
            <text:p>-1500</text:p>
          </table:table-cell>
          <table:table-cell table:number-columns-repeated="100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al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9872" calcext:value-type="float">
            <text:p>9 87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table:formula="of:=[.L44]+([.M44]/20)+([.N44]/240)" office:value-type="float" office:value="0.2" calcext:value-type="float">
            <text:p>0,20000</text:p>
          </table:table-cell>
          <table:table-cell table:number-columns-repeated="3"/>
          <table:table-cell table:formula="of:=[.P44]+0.05*[.Q44]+[.R44]/240" office:value-type="float" office:value="0" calcext:value-type="float">
            <text:p>0</text:p>
          </table:table-cell>
          <table:table-cell table:formula="of:=[.J44]*[.O44]" office:value-type="float" office:value="1974.4" calcext:value-type="float">
            <text:p>1 974,4000</text:p>
          </table:table-cell>
          <table:table-cell table:formula="of:=[.S44]-[.T44]" office:value-type="float" office:value="-1974.4" calcext:value-type="float">
            <text:p>-1974,4</text:p>
          </table:table-cell>
          <table:table-cell table:number-columns-repeated="100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198" calcext:value-type="float">
            <text:p>4 19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0" table:formula="of:=[.L45]+([.M45]/20)+([.N45]/240)" office:value-type="float" office:value="0.3" calcext:value-type="float">
            <text:p>0,30000</text:p>
          </table:table-cell>
          <table:table-cell table:number-columns-repeated="3"/>
          <table:table-cell table:formula="of:=[.P45]+0.05*[.Q45]+[.R45]/240" office:value-type="float" office:value="0" calcext:value-type="float">
            <text:p>0</text:p>
          </table:table-cell>
          <table:table-cell table:formula="of:=[.J45]*[.O45]" office:value-type="float" office:value="1259.4" calcext:value-type="float">
            <text:p>1 259,4000</text:p>
          </table:table-cell>
          <table:table-cell table:formula="of:=[.S45]-[.T45]" office:value-type="float" office:value="-1259.4" calcext:value-type="float">
            <text:p>-1259,4</text:p>
          </table:table-cell>
          <table:table-cell table:number-columns-repeated="100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amid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701" calcext:value-type="float">
            <text:p>4 70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table:formula="of:=[.L46]+([.M46]/20)+([.N46]/240)" office:value-type="float" office:value="0.2" calcext:value-type="float">
            <text:p>0,2000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940.2" calcext:value-type="float">
            <text:p>940,2000</text:p>
          </table:table-cell>
          <table:table-cell table:formula="of:=[.S46]-[.T46]" office:value-type="float" office:value="-940.2" calcext:value-type="float">
            <text:p>-940,2</text:p>
          </table:table-cell>
          <table:table-cell table:number-columns-repeated="100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az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330" calcext:value-type="float">
            <text:p>2 3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47]+([.M47]/20)+([.N47]/240)" office:value-type="float" office:value="0.75" calcext:value-type="float">
            <text:p>0,75000</text:p>
          </table:table-cell>
          <table:table-cell table:number-columns-repeated="3"/>
          <table:table-cell table:formula="of:=[.P47]+0.05*[.Q47]+[.R47]/240" office:value-type="float" office:value="0" calcext:value-type="float">
            <text:p>0</text:p>
          </table:table-cell>
          <table:table-cell table:formula="of:=[.J47]*[.O47]" office:value-type="float" office:value="1747.5" calcext:value-type="float">
            <text:p>1 747,5000</text:p>
          </table:table-cell>
          <table:table-cell table:formula="of:=[.S47]-[.T47]" office:value-type="float" office:value="-1747.5" calcext:value-type="float">
            <text:p>-1747,5</text:p>
          </table:table-cell>
          <table:table-cell table:number-columns-repeated="100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alances de cui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0" table:formula="of:=[.L48]+([.M48]/20)+([.N48]/240)" office:value-type="float" office:value="1.5" calcext:value-type="float">
            <text:p>1,50000</text:p>
          </table:table-cell>
          <table:table-cell table:number-columns-repeated="3"/>
          <table:table-cell table:formula="of:=[.P48]+0.05*[.Q48]+[.R48]/240" office:value-type="float" office:value="0" calcext:value-type="float">
            <text:p>0</text:p>
          </table:table-cell>
          <table:table-cell table:formula="of:=[.J48]*[.O48]" office:value-type="float" office:value="75" calcext:value-type="float">
            <text:p>75,0000</text:p>
          </table:table-cell>
          <table:table-cell table:formula="of:=[.S48]-[.T48]" office:value-type="float" office:value="-75" calcext:value-type="float">
            <text:p>-75</text:p>
          </table:table-cell>
          <table:table-cell table:number-columns-repeated="100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table:style-name="ce8"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table:formula="of:=[.L49]+([.M49]/20)+([.N49]/240)" office:value-type="float" office:value="0.2" calcext:value-type="float">
            <text:p>0,20000</text:p>
          </table:table-cell>
          <table:table-cell table:number-columns-repeated="3"/>
          <table:table-cell table:formula="of:=[.P49]+0.05*[.Q49]+[.R49]/240" office:value-type="float" office:value="0" calcext:value-type="float">
            <text:p>0</text:p>
          </table:table-cell>
          <table:table-cell table:formula="of:=[.J49]*[.O49]" office:value-type="float" office:value="300" calcext:value-type="float">
            <text:p>300,0000</text:p>
          </table:table-cell>
          <table:table-cell table:formula="of:=[.S49]-[.T49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53" calcext:value-type="float">
            <text:p>153,00</text:p>
          </table:table-cell>
          <table:table-cell office:value-type="string" calcext:value-type="string">
            <text:p>bariqu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0" table:formula="of:=[.L50]+([.M50]/20)+([.N50]/240)" office:value-type="float" office:value="20" calcext:value-type="float">
            <text:p>20,00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3060" calcext:value-type="float">
            <text:p>3 060,0000</text:p>
          </table:table-cell>
          <table:table-cell table:formula="of:=[.S50]-[.T50]" office:value-type="float" office:value="-3060" calcext:value-type="float">
            <text:p>-3060</text:p>
          </table:table-cell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is merrain à pip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7320" calcext:value-type="float">
            <text:p>7 320,00</text:p>
          </table:table-cell>
          <table:table-cell office:value-type="string" calcext:value-type="string">
            <text:p>douelles</text:p>
          </table:table-cell>
          <table:table-cell office:value-type="float" office:value="0.44" calcext:value-type="float">
            <text:p>0,440</text:p>
          </table:table-cell>
          <table:table-cell table:number-columns-repeated="2"/>
          <table:table-cell table:style-name="ce20" table:formula="of:=[.L51]+([.M51]/20)+([.N51]/240)" office:value-type="float" office:value="0.44" calcext:value-type="float">
            <text:p>0,44000</text:p>
          </table:table-cell>
          <table:table-cell table:number-columns-repeated="3"/>
          <table:table-cell table:formula="of:=[.P51]+0.05*[.Q51]+[.R51]/240" office:value-type="float" office:value="0" calcext:value-type="float">
            <text:p>0</text:p>
          </table:table-cell>
          <table:table-cell table:formula="of:=[.J51]*[.O51]" office:value-type="float" office:value="3220.8" calcext:value-type="float">
            <text:p>3 220,8000</text:p>
          </table:table-cell>
          <table:table-cell table:formula="of:=[.S51]-[.T51]" office:value-type="float" office:value="-3220.8" calcext:value-type="float">
            <text:p>-3220,8</text:p>
          </table:table-cell>
          <table:table-cell office:value-type="string" calcext:value-type="string">
            <text:p>À 44 le %</text:p>
          </table:table-cell>
          <table:table-cell table:number-columns-repeated="100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is à tein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700" calcext:value-type="float">
            <text:p>7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table:formula="of:=[.L52]+([.M52]/20)+([.N52]/240)" office:value-type="float" office:value="0.2" calcext:value-type="float">
            <text:p>0,2000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140" calcext:value-type="float">
            <text:p>140,0000</text:p>
          </table:table-cell>
          <table:table-cell table:formula="of:=[.S52]-[.T52]" office:value-type="float" office:value="-140" calcext:value-type="float">
            <text:p>-140</text:p>
          </table:table-cell>
          <table:table-cell table:number-columns-repeated="100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utons de coc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53]+([.M53]/20)+([.N53]/240)" office:value-type="float" office:value="1" calcext:value-type="float">
            <text:p>1,00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11" calcext:value-type="float">
            <text:p>11,0000</text:p>
          </table:table-cell>
          <table:table-cell table:formula="of:=[.S53]-[.T53]" office:value-type="float" office:value="-11" calcext:value-type="float">
            <text:p>-11</text:p>
          </table:table-cell>
          <table:table-cell table:number-columns-repeated="100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rais g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430" calcext:value-type="float">
            <text:p>1 430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0" table:formula="of:=[.L54]+([.M54]/20)+([.N54]/240)" office:value-type="float" office:value="22" calcext:value-type="float">
            <text:p>22,00000</text:p>
          </table:table-cell>
          <table:table-cell table:number-columns-repeated="3"/>
          <table:table-cell table:formula="of:=[.P54]+0.05*[.Q54]+[.R54]/240" office:value-type="float" office:value="0" calcext:value-type="float">
            <text:p>0</text:p>
          </table:table-cell>
          <table:table-cell table:formula="of:=[.J54]*[.O54]" office:value-type="float" office:value="31460" calcext:value-type="float">
            <text:p>31 460,0000</text:p>
          </table:table-cell>
          <table:table-cell table:formula="of:=[.S54]-[.T54]" office:value-type="float" office:value="-31460" calcext:value-type="float">
            <text:p>-31460</text:p>
          </table:table-cell>
          <table:table-cell table:number-columns-repeated="100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rais g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2900" calcext:value-type="float">
            <text:p>42 9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[.L55]+([.M55]/20)+([.N55]/240)" office:value-type="float" office:value="0.0625" calcext:value-type="float">
            <text:p>0,0625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2681.25" calcext:value-type="float">
            <text:p>2 681,2500</text:p>
          </table:table-cell>
          <table:table-cell table:formula="of:=[.S55]-[.T55]" office:value-type="float" office:value="-2681.25" calcext:value-type="float">
            <text:p>-2681,25</text:p>
          </table:table-cell>
          <table:table-cell table:number-columns-repeated="100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riquet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970" calcext:value-type="float">
            <text:p>9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0" table:formula="of:=[.L56]+([.M56]/20)+([.N56]/240)" office:value-type="float" office:value="1.5" calcext:value-type="float">
            <text:p>1,50000</text:p>
          </table:table-cell>
          <table:table-cell table:number-columns-repeated="3"/>
          <table:table-cell table:formula="of:=[.P56]+0.05*[.Q56]+[.R56]/240" office:value-type="float" office:value="0" calcext:value-type="float">
            <text:p>0</text:p>
          </table:table-cell>
          <table:table-cell table:formula="of:=[.J56]*[.O56]" office:value-type="float" office:value="1455" calcext:value-type="float">
            <text:p>1 455,0000</text:p>
          </table:table-cell>
          <table:table-cell table:formula="of:=[.S56]-[.T56]" office:value-type="float" office:value="-1455" calcext:value-type="float">
            <text:p>-1455</text:p>
          </table:table-cell>
          <table:table-cell table:number-columns-repeated="100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rosses à goudronn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57]+([.M57]/20)+([.N57]/240)" office:value-type="float" office:value="0.25" calcext:value-type="float">
            <text:p>0,25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3" calcext:value-type="float">
            <text:p>3,0000</text:p>
          </table:table-cell>
          <table:table-cell table:formula="of:=[.S57]-[.T57]" office:value-type="float" office:value="-3" calcext:value-type="float">
            <text:p>-3</text:p>
          </table:table-cell>
          <table:table-cell table:number-columns-repeated="100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abillau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10" calcext:value-type="float">
            <text:p>110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0" table:formula="of:=[.L58]+([.M58]/20)+([.N58]/240)" office:value-type="float" office:value="20" calcext:value-type="float">
            <text:p>20,00000</text:p>
          </table:table-cell>
          <table:table-cell table:number-columns-repeated="3"/>
          <table:table-cell table:formula="of:=[.P58]+0.05*[.Q58]+[.R58]/240" office:value-type="float" office:value="0" calcext:value-type="float">
            <text:p>0</text:p>
          </table:table-cell>
          <table:table-cell table:formula="of:=[.J58]*[.O58]" office:value-type="float" office:value="2200" calcext:value-type="float">
            <text:p>2 200,0000</text:p>
          </table:table-cell>
          <table:table-cell table:formula="of:=[.S58]-[.T58]" office:value-type="float" office:value="-2200" calcext:value-type="float">
            <text:p>-2200</text:p>
          </table:table-cell>
          <table:table-cell table:number-columns-repeated="100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adena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0" table:formula="of:=[.L59]+([.M59]/20)+([.N59]/240)" office:value-type="float" office:value="2" calcext:value-type="float">
            <text:p>2,00000</text:p>
          </table:table-cell>
          <table:table-cell table:number-columns-repeated="3"/>
          <table:table-cell table:formula="of:=[.P59]+0.05*[.Q59]+[.R59]/240" office:value-type="float" office:value="0" calcext:value-type="float">
            <text:p>0</text:p>
          </table:table-cell>
          <table:table-cell table:formula="of:=[.J59]*[.O59]" office:value-type="float" office:value="120" calcext:value-type="float">
            <text:p>120,0000</text:p>
          </table:table-cell>
          <table:table-cell table:formula="of:=[.S59]-[.T59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98" calcext:value-type="float">
            <text:p>98,00</text:p>
          </table:table-cell>
          <table:table-cell office:value-type="string" calcext:value-type="string">
            <text:p>livres</text:p>
          </table:table-cell>
          <table:table-cell office:value-type="float" office:value="14" calcext:value-type="float">
            <text:p>14,000</text:p>
          </table:table-cell>
          <table:table-cell table:number-columns-repeated="2"/>
          <table:table-cell table:style-name="ce20" table:formula="of:=[.L60]+([.M60]/20)+([.N60]/240)" office:value-type="float" office:value="14" calcext:value-type="float">
            <text:p>14,00000</text:p>
          </table:table-cell>
          <table:table-cell table:number-columns-repeated="3"/>
          <table:table-cell table:formula="of:=[.P60]+0.05*[.Q60]+[.R60]/240" office:value-type="float" office:value="0" calcext:value-type="float">
            <text:p>0</text:p>
          </table:table-cell>
          <table:table-cell table:formula="of:=[.J60]*[.O60]" office:value-type="float" office:value="1372" calcext:value-type="float">
            <text:p>1 372,0000</text:p>
          </table:table-cell>
          <table:table-cell table:formula="of:=[.S60]-[.T60]" office:value-type="float" office:value="-1372" calcext:value-type="float">
            <text:p>-1372</text:p>
          </table:table-cell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arts de nonan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0" table:formula="of:=[.L61]+([.M61]/20)+([.N61]/240)" office:value-type="float" office:value="6" calcext:value-type="float">
            <text:p>6,00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216" calcext:value-type="float">
            <text:p>216,0000</text:p>
          </table:table-cell>
          <table:table-cell table:formula="of:=[.S61]-[.T61]" office:value-type="float" office:value="-216" calcext:value-type="float">
            <text:p>-216</text:p>
          </table:table-cell>
          <table:table-cell table:number-columns-repeated="100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eruz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253" calcext:value-type="float">
            <text:p>2 25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0" table:formula="of:=[.L62]+([.M62]/20)+([.N62]/240)" office:value-type="float" office:value="0.1" calcext:value-type="float">
            <text:p>0,1000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225.3" calcext:value-type="float">
            <text:p>225,3000</text:p>
          </table:table-cell>
          <table:table-cell table:formula="of:=[.S62]-[.T62]" office:value-type="float" office:value="-225.3" calcext:value-type="float">
            <text:p>-225,3</text:p>
          </table:table-cell>
          <table:table-cell table:number-columns-repeated="100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hanvre peign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700" calcext:value-type="float">
            <text:p>3 7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63]+([.M63]/20)+([.N63]/240)" office:value-type="float" office:value="0.25" calcext:value-type="float">
            <text:p>0,25000</text:p>
          </table:table-cell>
          <table:table-cell table:number-columns-repeated="3"/>
          <table:table-cell table:formula="of:=[.P63]+0.05*[.Q63]+[.R63]/240" office:value-type="float" office:value="0" calcext:value-type="float">
            <text:p>0</text:p>
          </table:table-cell>
          <table:table-cell table:formula="of:=[.J63]*[.O63]" office:value-type="float" office:value="925" calcext:value-type="float">
            <text:p>925,0000</text:p>
          </table:table-cell>
          <table:table-cell table:formula="of:=[.S63]-[.T63]" office:value-type="float" office:value="-925" calcext:value-type="float">
            <text:p>-925</text:p>
          </table:table-cell>
          <table:table-cell table:number-columns-repeated="100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705" calcext:value-type="float">
            <text:p>705,00</text:p>
          </table:table-cell>
          <table:table-cell office:value-type="string" calcext:value-type="string">
            <text:p>bariqu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64]+([.M64]/20)+([.N64]/240)" office:value-type="float" office:value="10" calcext:value-type="float">
            <text:p>10,00000</text:p>
          </table:table-cell>
          <table:table-cell table:number-columns-repeated="3"/>
          <table:table-cell table:formula="of:=[.P64]+0.05*[.Q64]+[.R64]/240" office:value-type="float" office:value="0" calcext:value-type="float">
            <text:p>0</text:p>
          </table:table-cell>
          <table:table-cell table:formula="of:=[.J64]*[.O64]" office:value-type="float" office:value="7050" calcext:value-type="float">
            <text:p>7 050,0000</text:p>
          </table:table-cell>
          <table:table-cell table:formula="of:=[.S64]-[.T64]" office:value-type="float" office:value="-7050" calcext:value-type="float">
            <text:p>-7050</text:p>
          </table:table-cell>
          <table:table-cell table:number-columns-repeated="100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tonneaux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0" table:formula="of:=[.L65]+([.M65]/20)+([.N65]/240)" office:value-type="float" office:value="40" calcext:value-type="float">
            <text:p>40,00000</text:p>
          </table:table-cell>
          <table:table-cell table:number-columns-repeated="3"/>
          <table:table-cell table:formula="of:=[.P65]+0.05*[.Q65]+[.R65]/240" office:value-type="float" office:value="0" calcext:value-type="float">
            <text:p>0</text:p>
          </table:table-cell>
          <table:table-cell table:formula="of:=[.J65]*[.O65]" office:value-type="float" office:value="1600" calcext:value-type="float">
            <text:p>1 600,0000</text:p>
          </table:table-cell>
          <table:table-cell table:formula="of:=[.S65]-[.T65]" office:value-type="float" office:value="-1600" calcext:value-type="float">
            <text:p>-1600</text:p>
          </table:table-cell>
          <table:table-cell table:number-columns-repeated="100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38" calcext:value-type="float">
            <text:p>238,00</text:p>
          </table:table-cell>
          <table:table-cell office:value-type="string" calcext:value-type="string">
            <text:p>jutt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0" table:formula="of:=[.L66]+([.M66]/20)+([.N66]/240)" office:value-type="float" office:value="6" calcext:value-type="float">
            <text:p>6,00000</text:p>
          </table:table-cell>
          <table:table-cell table:number-columns-repeated="3"/>
          <table:table-cell table:formula="of:=[.P66]+0.05*[.Q66]+[.R66]/240" office:value-type="float" office:value="0" calcext:value-type="float">
            <text:p>0</text:p>
          </table:table-cell>
          <table:table-cell table:formula="of:=[.J66]*[.O66]" office:value-type="float" office:value="1428" calcext:value-type="float">
            <text:p>1 428,0000</text:p>
          </table:table-cell>
          <table:table-cell table:formula="of:=[.S66]-[.T66]" office:value-type="float" office:value="-1428" calcext:value-type="float">
            <text:p>-1428</text:p>
          </table:table-cell>
          <table:table-cell table:number-columns-repeated="100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table:formula="of:=[.L67]+([.M67]/20)+([.N67]/240)" office:value-type="float" office:value="0.2" calcext:value-type="float">
            <text:p>0,20000</text:p>
          </table:table-cell>
          <table:table-cell table:number-columns-repeated="3"/>
          <table:table-cell table:formula="of:=[.P67]+0.05*[.Q67]+[.R67]/240" office:value-type="float" office:value="0" calcext:value-type="float">
            <text:p>0</text:p>
          </table:table-cell>
          <table:table-cell table:formula="of:=[.J67]*[.O67]" office:value-type="float" office:value="300" calcext:value-type="float">
            <text:p>300,0000</text:p>
          </table:table-cell>
          <table:table-cell table:formula="of:=[.S67]-[.T67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orda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3731" calcext:value-type="float">
            <text:p>23 73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0" table:formula="of:=[.L68]+([.M68]/20)+([.N68]/240)" office:value-type="float" office:value="0.3" calcext:value-type="float">
            <text:p>0,30000</text:p>
          </table:table-cell>
          <table:table-cell table:number-columns-repeated="3"/>
          <table:table-cell table:formula="of:=[.P68]+0.05*[.Q68]+[.R68]/240" office:value-type="float" office:value="0" calcext:value-type="float">
            <text:p>0</text:p>
          </table:table-cell>
          <table:table-cell table:formula="of:=[.J68]*[.O68]" office:value-type="float" office:value="7119.3" calcext:value-type="float">
            <text:p>7 119,3000</text:p>
          </table:table-cell>
          <table:table-cell table:formula="of:=[.S68]-[.T68]" office:value-type="float" office:value="-7119.3" calcext:value-type="float">
            <text:p>-7119,3</text:p>
          </table:table-cell>
          <table:table-cell table:number-columns-repeated="100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ornes à lanter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69]+([.M69]/20)+([.N69]/240)" office:value-type="float" office:value="1" calcext:value-type="float">
            <text:p>1,000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30" calcext:value-type="float">
            <text:p>30,0000</text:p>
          </table:table-cell>
          <table:table-cell table:formula="of:=[.S69]-[.T69]" office:value-type="float" office:value="-30" calcext:value-type="float">
            <text:p>-30</text:p>
          </table:table-cell>
          <table:table-cell table:number-columns-repeated="100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oupero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8750" calcext:value-type="float">
            <text:p>8 7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0" table:formula="of:=[.L70]+([.M70]/20)+([.N70]/240)" office:value-type="float" office:value="0.1" calcext:value-type="float">
            <text:p>0,100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875" calcext:value-type="float">
            <text:p>875,0000</text:p>
          </table:table-cell>
          <table:table-cell table:formula="of:=[.S70]-[.T70]" office:value-type="float" office:value="-875" calcext:value-type="float">
            <text:p>-875</text:p>
          </table:table-cell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rick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20" calcext:value-type="float">
            <text:p>2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0" table:formula="of:=[.L71]+([.M71]/20)+([.N71]/240)" office:value-type="float" office:value="0.3" calcext:value-type="float">
            <text:p>0,30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66" calcext:value-type="float">
            <text:p>66,0000</text:p>
          </table:table-cell>
          <table:table-cell table:formula="of:=[.S71]-[.T71]" office:value-type="float" office:value="-66" calcext:value-type="float">
            <text:p>-66</text:p>
          </table:table-cell>
          <table:table-cell table:number-columns-repeated="100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r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25" calcext:value-type="float">
            <text:p>3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0" table:formula="of:=[.L72]+([.M72]/20)+([.N72]/240)" office:value-type="float" office:value="0.9" calcext:value-type="float">
            <text:p>0,90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292.5" calcext:value-type="float">
            <text:p>292,5000</text:p>
          </table:table-cell>
          <table:table-cell table:formula="of:=[.S72]-[.T72]" office:value-type="float" office:value="-292.5" calcext:value-type="float">
            <text:p>-292,5</text:p>
          </table:table-cell>
          <table:table-cell table:number-columns-repeated="100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uivre en grelo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0" table:formula="of:=[.L73]+([.M73]/20)+([.N73]/240)" office:value-type="float" office:value="2" calcext:value-type="float">
            <text:p>2,00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100" calcext:value-type="float">
            <text:p>100,0000</text:p>
          </table:table-cell>
          <table:table-cell table:formula="of:=[.S73]-[.T73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droguer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1150" calcext:value-type="float">
            <text:p>11 150,00</text:p>
          </table:table-cell>
          <table:table-cell office:value-type="string" calcext:value-type="string">
            <text:p>livres</text:p>
          </table:table-cell>
          <table:table-cell table:number-columns-repeated="3"/>
          <table:table-cell table:style-name="ce20" table:formula="of:=[.L74]+([.M74]/20)+([.N74]/240)" office:value-type="float" office:value="0" calcext:value-type="float">
            <text:p>0,00000</text:p>
          </table:table-cell>
          <table:table-cell table:number-columns-repeated="3"/>
          <table:table-cell table:formula="of:=[.P74]+0.05*[.Q74]+[.R74]/240" office:value-type="float" office:value="0" calcext:value-type="float">
            <text:p>0</text:p>
          </table:table-cell>
          <table:table-cell table:formula="of:=[.J74]*[.O74]" office:value-type="float" office:value="0" calcext:value-type="float">
            <text:p>0,0000</text:p>
          </table:table-cell>
          <table:table-cell table:formula="of:=[.S74]-[.T74]" office:value-type="float" office:value="0" calcext:value-type="float">
            <text:p>0</text:p>
          </table:table-cell>
          <table:table-cell office:value-type="string" calcext:value-type="string">
            <text:p>Depuis 40 S jusqu'à 100 L</text:p>
          </table:table-cell>
          <table:table-cell table:number-columns-repeated="1002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epi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2686" calcext:value-type="float">
            <text:p>12 68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0" table:formula="of:=[.L75]+([.M75]/20)+([.N75]/240)" office:value-type="float" office:value="2" calcext:value-type="float">
            <text:p>2,00000</text:p>
          </table:table-cell>
          <table:table-cell table:number-columns-repeated="3"/>
          <table:table-cell table:formula="of:=[.P75]+0.05*[.Q75]+[.R75]/240" office:value-type="float" office:value="0" calcext:value-type="float">
            <text:p>0</text:p>
          </table:table-cell>
          <table:table-cell table:formula="of:=[.J75]*[.O75]" office:value-type="float" office:value="25372" calcext:value-type="float">
            <text:p>25 372,0000</text:p>
          </table:table-cell>
          <table:table-cell table:formula="of:=[.S75]-[.T75]" office:value-type="float" office:value="-25372" calcext:value-type="float">
            <text:p>-25372</text:p>
          </table:table-cell>
          <table:table-cell table:number-columns-repeated="100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etain en blo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000" calcext:value-type="float">
            <text:p>2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76]+([.M76]/20)+([.N76]/240)" office:value-type="float" office:value="0.75" calcext:value-type="float">
            <text:p>0,75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15000" calcext:value-type="float">
            <text:p>15 000,0000</text:p>
          </table:table-cell>
          <table:table-cell table:formula="of:=[.S76]-[.T76]" office:value-type="float" office:value="-15000" calcext:value-type="float">
            <text:p>-15000</text:p>
          </table:table-cell>
          <table:table-cell table:number-columns-repeated="100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etaux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139" calcext:value-type="float">
            <text:p>2 13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0" table:formula="of:=[.L77]+([.M77]/20)+([.N77]/240)" office:value-type="float" office:value="0.3" calcext:value-type="float">
            <text:p>0,30000</text:p>
          </table:table-cell>
          <table:table-cell table:number-columns-repeated="3"/>
          <table:table-cell table:formula="of:=[.P77]+0.05*[.Q77]+[.R77]/240" office:value-type="float" office:value="0" calcext:value-type="float">
            <text:p>0</text:p>
          </table:table-cell>
          <table:table-cell table:formula="of:=[.J77]*[.O77]" office:value-type="float" office:value="641.7" calcext:value-type="float">
            <text:p>641,7000</text:p>
          </table:table-cell>
          <table:table-cell table:formula="of:=[.S77]-[.T77]" office:value-type="float" office:value="-641.7" calcext:value-type="float">
            <text:p>-641,7</text:p>
          </table:table-cell>
          <table:table-cell table:number-columns-repeated="100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ayanc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46" calcext:value-type="float">
            <text:p>44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0" table:formula="of:=[.L78]+([.M78]/20)+([.N78]/240)" office:value-type="float" office:value="0.5" calcext:value-type="float">
            <text:p>0,50000</text:p>
          </table:table-cell>
          <table:table-cell table:number-columns-repeated="3"/>
          <table:table-cell table:formula="of:=[.P78]+0.05*[.Q78]+[.R78]/240" office:value-type="float" office:value="0" calcext:value-type="float">
            <text:p>0</text:p>
          </table:table-cell>
          <table:table-cell table:formula="of:=[.J78]*[.O78]" office:value-type="float" office:value="223" calcext:value-type="float">
            <text:p>223,0000</text:p>
          </table:table-cell>
          <table:table-cell table:formula="of:=[.S78]-[.T78]" office:value-type="float" office:value="-223" calcext:value-type="float">
            <text:p>-223</text:p>
          </table:table-cell>
          <table:table-cell table:number-columns-repeated="100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48454" calcext:value-type="float">
            <text:p>248 45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0" table:formula="of:=[.L79]+([.M79]/20)+([.N79]/240)" office:value-type="float" office:value="0.15" calcext:value-type="float">
            <text:p>0,15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37268.1" calcext:value-type="float">
            <text:p>37 268,1000</text:p>
          </table:table-cell>
          <table:table-cell table:formula="of:=[.S79]-[.T79]" office:value-type="float" office:value="-37268.1" calcext:value-type="float">
            <text:p>-37268,1</text:p>
          </table:table-cell>
          <table:table-cell table:number-columns-repeated="100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baril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0" table:formula="of:=[.L80]+([.M80]/20)+([.N80]/240)" office:value-type="float" office:value="90" calcext:value-type="float">
            <text:p>90,00000</text:p>
          </table:table-cell>
          <table:table-cell table:number-columns-repeated="3"/>
          <table:table-cell table:formula="of:=[.P80]+0.05*[.Q80]+[.R80]/240" office:value-type="float" office:value="0" calcext:value-type="float">
            <text:p>0</text:p>
          </table:table-cell>
          <table:table-cell table:formula="of:=[.J80]*[.O80]" office:value-type="float" office:value="5130" calcext:value-type="float">
            <text:p>5 130,0000</text:p>
          </table:table-cell>
          <table:table-cell table:formula="of:=[.S80]-[.T80]" office:value-type="float" office:value="-5130" calcext:value-type="float">
            <text:p>-5130</text:p>
          </table:table-cell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er en cerc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50154" calcext:value-type="float">
            <text:p>150 154,00</text:p>
          </table:table-cell>
          <table:table-cell office:value-type="string" calcext:value-type="string">
            <text:p>livres</text:p>
          </table:table-cell>
          <table:table-cell office:value-type="float" office:value="0.18" calcext:value-type="float">
            <text:p>0,180</text:p>
          </table:table-cell>
          <table:table-cell table:number-columns-repeated="2"/>
          <table:table-cell table:style-name="ce20" table:formula="of:=[.L81]+([.M81]/20)+([.N81]/240)" office:value-type="float" office:value="0.18" calcext:value-type="float">
            <text:p>0,18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27027.72" calcext:value-type="float">
            <text:p>27 027,7200</text:p>
          </table:table-cell>
          <table:table-cell table:formula="of:=[.S81]-[.T81]" office:value-type="float" office:value="-27027.72" calcext:value-type="float">
            <text:p>-27027,72</text:p>
          </table:table-cell>
          <table:table-cell office:value-type="string" calcext:value-type="string">
            <text:p>à 18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er cou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6000" calcext:value-type="float">
            <text:p>16 000,00</text:p>
          </table:table-cell>
          <table:table-cell office:value-type="string" calcext:value-type="string">
            <text:p>livres</text:p>
          </table:table-cell>
          <table:table-cell office:value-type="float" office:value="0.09" calcext:value-type="float">
            <text:p>0,090</text:p>
          </table:table-cell>
          <table:table-cell table:number-columns-repeated="2"/>
          <table:table-cell table:style-name="ce20" table:formula="of:=[.L82]+([.M82]/20)+([.N82]/240)" office:value-type="float" office:value="0.09" calcext:value-type="float">
            <text:p>0,090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1440" calcext:value-type="float">
            <text:p>1 440,0000</text:p>
          </table:table-cell>
          <table:table-cell table:formula="of:=[.S82]-[.T82]" office:value-type="float" office:value="-1440" calcext:value-type="float">
            <text:p>-1440</text:p>
          </table:table-cell>
          <table:table-cell office:value-type="string" calcext:value-type="string">
            <text:p>à 9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er en enclum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471" calcext:value-type="float">
            <text:p>1 47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0" table:formula="of:=[.L83]+([.M83]/20)+([.N83]/240)" office:value-type="float" office:value="0.3" calcext:value-type="float">
            <text:p>0,300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441.3" calcext:value-type="float">
            <text:p>441,3000</text:p>
          </table:table-cell>
          <table:table-cell table:formula="of:=[.S83]-[.T83]" office:value-type="float" office:value="-441.3" calcext:value-type="float">
            <text:p>-441,3</text:p>
          </table:table-cell>
          <table:table-cell table:number-columns-repeated="100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er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0" table:formula="of:=[.L84]+([.M84]/20)+([.N84]/240)" office:value-type="float" office:value="0.3" calcext:value-type="float">
            <text:p>0,30000</text:p>
          </table:table-cell>
          <table:table-cell table:number-columns-repeated="3"/>
          <table:table-cell table:formula="of:=[.P84]+0.05*[.Q84]+[.R84]/240" office:value-type="float" office:value="0" calcext:value-type="float">
            <text:p>0</text:p>
          </table:table-cell>
          <table:table-cell table:formula="of:=[.J84]*[.O84]" office:value-type="float" office:value="39" calcext:value-type="float">
            <text:p>39,0000</text:p>
          </table:table-cell>
          <table:table-cell table:formula="of:=[.S84]-[.T84]" office:value-type="float" office:value="-39" calcext:value-type="float">
            <text:p>-39</text:p>
          </table:table-cell>
          <table:table-cell table:number-columns-repeated="100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er ron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8350" calcext:value-type="float">
            <text:p>108 350,00</text:p>
          </table:table-cell>
          <table:table-cell office:value-type="string" calcext:value-type="string">
            <text:p>livres</text:p>
          </table:table-cell>
          <table:table-cell office:value-type="float" office:value="0.15" calcext:value-type="float">
            <text:p>0,150</text:p>
          </table:table-cell>
          <table:table-cell table:number-columns-repeated="2"/>
          <table:table-cell table:style-name="ce20" table:formula="of:=[.L85]+([.M85]/20)+([.N85]/240)" office:value-type="float" office:value="0.15" calcext:value-type="float">
            <text:p>0,15000</text:p>
          </table:table-cell>
          <table:table-cell table:number-columns-repeated="3"/>
          <table:table-cell table:formula="of:=[.P85]+0.05*[.Q85]+[.R85]/240" office:value-type="float" office:value="0" calcext:value-type="float">
            <text:p>0</text:p>
          </table:table-cell>
          <table:table-cell table:formula="of:=[.J85]*[.O85]" office:value-type="float" office:value="16252.5" calcext:value-type="float">
            <text:p>16 252,5000</text:p>
          </table:table-cell>
          <table:table-cell table:formula="of:=[.S85]-[.T85]" office:value-type="float" office:value="-16252.5" calcext:value-type="float">
            <text:p>-16252,5</text:p>
          </table:table-cell>
          <table:table-cell office:value-type="string" calcext:value-type="string">
            <text:p>à 15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er en tau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375" calcext:value-type="float">
            <text:p>4 3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0" table:formula="of:=[.L86]+([.M86]/20)+([.N86]/240)" office:value-type="float" office:value="0.3" calcext:value-type="float">
            <text:p>0,30000</text:p>
          </table:table-cell>
          <table:table-cell table:number-columns-repeated="3"/>
          <table:table-cell table:formula="of:=[.P86]+0.05*[.Q86]+[.R86]/240" office:value-type="float" office:value="0" calcext:value-type="float">
            <text:p>0</text:p>
          </table:table-cell>
          <table:table-cell table:formula="of:=[.J86]*[.O86]" office:value-type="float" office:value="1312.5" calcext:value-type="float">
            <text:p>1 312,5000</text:p>
          </table:table-cell>
          <table:table-cell table:formula="of:=[.S86]-[.T86]" office:value-type="float" office:value="-1312.5" calcext:value-type="float">
            <text:p>-1312,5</text:p>
          </table:table-cell>
          <table:table-cell table:number-columns-repeated="100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il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87]+([.M87]/20)+([.N87]/240)" office:value-type="float" office:value="0.75" calcext:value-type="float">
            <text:p>0,75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112.5" calcext:value-type="float">
            <text:p>112,5000</text:p>
          </table:table-cell>
          <table:table-cell table:formula="of:=[.S87]-[.T87]" office:value-type="float" office:value="-112.5" calcext:value-type="float">
            <text:p>-112,5</text:p>
          </table:table-cell>
          <table:table-cell table:number-columns-repeated="100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il de le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95" calcext:value-type="float">
            <text:p>49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0" table:formula="of:=[.L88]+([.M88]/20)+([.N88]/240)" office:value-type="float" office:value="1.25" calcext:value-type="float">
            <text:p>1,25000</text:p>
          </table:table-cell>
          <table:table-cell table:number-columns-repeated="3"/>
          <table:table-cell table:formula="of:=[.P88]+0.05*[.Q88]+[.R88]/240" office:value-type="float" office:value="0" calcext:value-type="float">
            <text:p>0</text:p>
          </table:table-cell>
          <table:table-cell table:formula="of:=[.J88]*[.O88]" office:value-type="float" office:value="618.75" calcext:value-type="float">
            <text:p>618,7500</text:p>
          </table:table-cell>
          <table:table-cell table:formula="of:=[.S88]-[.T88]" office:value-type="float" office:value="-618.75" calcext:value-type="float">
            <text:p>-618,75</text:p>
          </table:table-cell>
          <table:table-cell table:number-columns-repeated="100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il à retz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10" calcext:value-type="float">
            <text:p>2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89]+([.M89]/20)+([.N89]/240)" office:value-type="float" office:value="1" calcext:value-type="float">
            <text:p>1,00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210" calcext:value-type="float">
            <text:p>210,0000</text:p>
          </table:table-cell>
          <table:table-cell table:formula="of:=[.S89]-[.T89]" office:value-type="float" office:value="-210" calcext:value-type="float">
            <text:p>-210</text:p>
          </table:table-cell>
          <table:table-cell table:number-columns-repeated="100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il tor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90]+([.M90]/20)+([.N90]/240)" office:value-type="float" office:value="4" calcext:value-type="float">
            <text:p>4,000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800" calcext:value-type="float">
            <text:p>800,0000</text:p>
          </table:table-cell>
          <table:table-cell table:formula="of:=[.S90]-[.T90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il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0" table:formula="of:=[.L91]+([.M91]/20)+([.N91]/240)" office:value-type="float" office:value="0.9" calcext:value-type="float">
            <text:p>0,90000</text:p>
          </table:table-cell>
          <table:table-cell table:number-columns-repeated="3"/>
          <table:table-cell table:formula="of:=[.P91]+0.05*[.Q91]+[.R91]/240" office:value-type="float" office:value="0" calcext:value-type="float">
            <text:p>0</text:p>
          </table:table-cell>
          <table:table-cell table:formula="of:=[.J91]*[.O91]" office:value-type="float" office:value="360" calcext:value-type="float">
            <text:p>360,0000</text:p>
          </table:table-cell>
          <table:table-cell table:formula="of:=[.S91]-[.T91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leaux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0" table:formula="of:=[.L92]+([.M92]/20)+([.N92]/240)" office:value-type="float" office:value="0.3" calcext:value-type="float">
            <text:p>0,300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54" calcext:value-type="float">
            <text:p>54,0000</text:p>
          </table:table-cell>
          <table:table-cell table:formula="of:=[.S92]-[.T92]" office:value-type="float" office:value="-54" calcext:value-type="float">
            <text:p>-54</text:p>
          </table:table-cell>
          <table:table-cell table:number-columns-repeated="100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lèches mari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0" table:formula="of:=[.L93]+([.M93]/20)+([.N93]/240)" office:value-type="float" office:value="5" calcext:value-type="float">
            <text:p>5,000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120" calcext:value-type="float">
            <text:p>120,0000</text:p>
          </table:table-cell>
          <table:table-cell table:formula="of:=[.S93]-[.T93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roma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0" table:formula="of:=[.L94]+([.M94]/20)+([.N94]/240)" office:value-type="float" office:value="1.5" calcext:value-type="float">
            <text:p>1,50000</text:p>
          </table:table-cell>
          <table:table-cell table:number-columns-repeated="3"/>
          <table:table-cell table:formula="of:=[.P94]+0.05*[.Q94]+[.R94]/240" office:value-type="float" office:value="0" calcext:value-type="float">
            <text:p>0</text:p>
          </table:table-cell>
          <table:table-cell table:formula="of:=[.J94]*[.O94]" office:value-type="float" office:value="300" calcext:value-type="float">
            <text:p>300,0000</text:p>
          </table:table-cell>
          <table:table-cell table:formula="of:=[.S94]-[.T94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roma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70391" calcext:value-type="float">
            <text:p>70 39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95]+([.M95]/20)+([.N95]/240)" office:value-type="float" office:value="0.25" calcext:value-type="float">
            <text:p>0,25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17597.75" calcext:value-type="float">
            <text:p>17 597,7500</text:p>
          </table:table-cell>
          <table:table-cell table:formula="of:=[.S95]-[.T95]" office:value-type="float" office:value="-17597.75" calcext:value-type="float">
            <text:p>-17597,75</text:p>
          </table:table-cell>
          <table:table-cell table:number-columns-repeated="100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o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0" table:formula="of:=[.L96]+([.M96]/20)+([.N96]/240)" office:value-type="float" office:value="22" calcext:value-type="float">
            <text:p>22,00000</text:p>
          </table:table-cell>
          <table:table-cell table:number-columns-repeated="3"/>
          <table:table-cell table:formula="of:=[.P96]+0.05*[.Q96]+[.R96]/240" office:value-type="float" office:value="0" calcext:value-type="float">
            <text:p>0</text:p>
          </table:table-cell>
          <table:table-cell table:formula="of:=[.J96]*[.O96]" office:value-type="float" office:value="2200" calcext:value-type="float">
            <text:p>2 200,0000</text:p>
          </table:table-cell>
          <table:table-cell table:formula="of:=[.S96]-[.T96]" office:value-type="float" office:value="-2200" calcext:value-type="float">
            <text:p>-2200</text:p>
          </table:table-cell>
          <table:table-cell table:number-columns-repeated="100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aul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0" table:formula="of:=[.L97]+([.M97]/20)+([.N97]/240)" office:value-type="float" office:value="1.25" calcext:value-type="float">
            <text:p>1,2500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37.5" calcext:value-type="float">
            <text:p>37,5000</text:p>
          </table:table-cell>
          <table:table-cell table:formula="of:=[.S97]-[.T97]" office:value-type="float" office:value="-37.5" calcext:value-type="float">
            <text:p>-37,5</text:p>
          </table:table-cell>
          <table:table-cell table:number-columns-repeated="100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iroff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ivres</text:p>
          </table:table-cell>
          <table:table-cell office:value-type="float" office:value="11" calcext:value-type="float">
            <text:p>11,000</text:p>
          </table:table-cell>
          <table:table-cell table:number-columns-repeated="2"/>
          <table:table-cell table:style-name="ce20" table:formula="of:=[.L98]+([.M98]/20)+([.N98]/240)" office:value-type="float" office:value="11" calcext:value-type="float">
            <text:p>11,00000</text:p>
          </table:table-cell>
          <table:table-cell table:number-columns-repeated="3"/>
          <table:table-cell table:formula="of:=[.P98]+0.05*[.Q98]+[.R98]/240" office:value-type="float" office:value="0" calcext:value-type="float">
            <text:p>0</text:p>
          </table:table-cell>
          <table:table-cell table:formula="of:=[.J98]*[.O98]" office:value-type="float" office:value="220" calcext:value-type="float">
            <text:p>220,0000</text:p>
          </table:table-cell>
          <table:table-cell table:formula="of:=[.S98]-[.T98]" office:value-type="float" office:value="-220" calcext:value-type="float">
            <text:p>-220</text:p>
          </table:table-cell>
          <table:table-cell table:number-columns-repeated="100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baril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0" table:formula="of:=[.L99]+([.M99]/20)+([.N99]/240)" office:value-type="float" office:value="6" calcext:value-type="float">
            <text:p>6,00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1500" calcext:value-type="float">
            <text:p>1 500,0000</text:p>
          </table:table-cell>
          <table:table-cell table:formula="of:=[.S99]-[.T99]" office:value-type="float" office:value="-1500" calcext:value-type="float">
            <text:p>-1500</text:p>
          </table:table-cell>
          <table:table-cell table:number-columns-repeated="100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962" calcext:value-type="float">
            <text:p>1 962,00</text:p>
          </table:table-cell>
          <table:table-cell office:value-type="string" calcext:value-type="string">
            <text:p>sac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100]+([.M100]/20)+([.N100]/240)" office:value-type="float" office:value="10" calcext:value-type="float">
            <text:p>10,00000</text:p>
          </table:table-cell>
          <table:table-cell table:number-columns-repeated="3"/>
          <table:table-cell table:formula="of:=[.P100]+0.05*[.Q100]+[.R100]/240" office:value-type="float" office:value="0" calcext:value-type="float">
            <text:p>0</text:p>
          </table:table-cell>
          <table:table-cell table:formula="of:=[.J100]*[.O100]" office:value-type="float" office:value="19620" calcext:value-type="float">
            <text:p>19 620,0000</text:p>
          </table:table-cell>
          <table:table-cell table:formula="of:=[.S100]-[.T100]" office:value-type="float" office:value="-19620" calcext:value-type="float">
            <text:p>-19620</text:p>
          </table:table-cell>
          <table:table-cell table:number-columns-repeated="100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huile de gr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bariques</text:p>
          </table:table-cell>
          <table:table-cell office:value-type="float" office:value="130" calcext:value-type="float">
            <text:p>130,000</text:p>
          </table:table-cell>
          <table:table-cell table:number-columns-repeated="2"/>
          <table:table-cell table:style-name="ce20" table:formula="of:=[.L101]+([.M101]/20)+([.N101]/240)" office:value-type="float" office:value="130" calcext:value-type="float">
            <text:p>130,00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3120" calcext:value-type="float">
            <text:p>3 120,0000</text:p>
          </table:table-cell>
          <table:table-cell table:formula="of:=[.S101]-[.T101]" office:value-type="float" office:value="-3120" calcext:value-type="float">
            <text:p>-3120</text:p>
          </table:table-cell>
          <table:table-cell table:number-columns-repeated="100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huile de gr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004" calcext:value-type="float">
            <text:p>4 00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0" table:formula="of:=[.L102]+([.M102]/20)+([.N102]/240)" office:value-type="float" office:value="0.3" calcext:value-type="float">
            <text:p>0,30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1201.2" calcext:value-type="float">
            <text:p>1 201,2000</text:p>
          </table:table-cell>
          <table:table-cell table:formula="of:=[.S102]-[.T102]" office:value-type="float" office:value="-1201.2" calcext:value-type="float">
            <text:p>-1201,2</text:p>
          </table:table-cell>
          <table:table-cell table:number-columns-repeated="100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table:style-name="ce9"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s</text:p>
          </table:table-cell>
          <table:table-cell office:value-type="float" office:value="130" calcext:value-type="float">
            <text:p>130,000</text:p>
          </table:table-cell>
          <table:table-cell table:number-columns-repeated="2"/>
          <table:table-cell table:style-name="ce20" table:formula="of:=[.L103]+([.M103]/20)+([.N103]/240)" office:value-type="float" office:value="130" calcext:value-type="float">
            <text:p>130,0000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130" calcext:value-type="float">
            <text:p>130,0000</text:p>
          </table:table-cell>
          <table:table-cell table:formula="of:=[.S103]-[.T103]" office:value-type="float" office:value="-130" calcext:value-type="float">
            <text:p>-130</text:p>
          </table:table-cell>
          <table:table-cell table:number-columns-repeated="100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table:style-name="ce9"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450" calcext:value-type="float">
            <text:p>1 4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0" table:formula="of:=[.L104]+([.M104]/20)+([.N104]/240)" office:value-type="float" office:value="0.3" calcext:value-type="float">
            <text:p>0,30000</text:p>
          </table:table-cell>
          <table:table-cell table:number-columns-repeated="3"/>
          <table:table-cell table:formula="of:=[.P104]+0.05*[.Q104]+[.R104]/240" office:value-type="float" office:value="0" calcext:value-type="float">
            <text:p>0</text:p>
          </table:table-cell>
          <table:table-cell table:formula="of:=[.J104]*[.O104]" office:value-type="float" office:value="435" calcext:value-type="float">
            <text:p>435,0000</text:p>
          </table:table-cell>
          <table:table-cell table:formula="of:=[.S104]-[.T104]" office:value-type="float" office:value="-435" calcext:value-type="float">
            <text:p>-435</text:p>
          </table:table-cell>
          <table:table-cell table:number-columns-repeated="100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huile de noi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17" calcext:value-type="float">
            <text:p>21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0" table:formula="of:=[.L105]+([.M105]/20)+([.N105]/240)" office:value-type="float" office:value="0.3" calcext:value-type="float">
            <text:p>0,30000</text:p>
          </table:table-cell>
          <table:table-cell table:number-columns-repeated="3"/>
          <table:table-cell table:formula="of:=[.P105]+0.05*[.Q105]+[.R105]/240" office:value-type="float" office:value="0" calcext:value-type="float">
            <text:p>0</text:p>
          </table:table-cell>
          <table:table-cell table:formula="of:=[.J105]*[.O105]" office:value-type="float" office:value="65.1" calcext:value-type="float">
            <text:p>65,1000</text:p>
          </table:table-cell>
          <table:table-cell table:formula="of:=[.S105]-[.T105]" office:value-type="float" office:value="-65.1" calcext:value-type="float">
            <text:p>-65,1</text:p>
          </table:table-cell>
          <table:table-cell table:number-columns-repeated="100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jamb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96" calcext:value-type="float">
            <text:p>49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0" table:formula="of:=[.L106]+([.M106]/20)+([.N106]/240)" office:value-type="float" office:value="0.375" calcext:value-type="float">
            <text:p>0,37500</text:p>
          </table:table-cell>
          <table:table-cell table:number-columns-repeated="3"/>
          <table:table-cell table:formula="of:=[.P106]+0.05*[.Q106]+[.R106]/240" office:value-type="float" office:value="0" calcext:value-type="float">
            <text:p>0</text:p>
          </table:table-cell>
          <table:table-cell table:formula="of:=[.J106]*[.O106]" office:value-type="float" office:value="186" calcext:value-type="float">
            <text:p>186,0000</text:p>
          </table:table-cell>
          <table:table-cell table:formula="of:=[.S106]-[.T106]" office:value-type="float" office:value="-186" calcext:value-type="float">
            <text:p>-186</text:p>
          </table:table-cell>
          <table:table-cell table:number-columns-repeated="100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table:style-name="ce9" office:value-type="string" calcext:value-type="string">
            <text:p>le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107]+([.M107]/20)+([.N107]/240)" office:value-type="float" office:value="1" calcext:value-type="float">
            <text:p>1,00000</text:p>
          </table:table-cell>
          <table:table-cell table:number-columns-repeated="3"/>
          <table:table-cell table:formula="of:=[.P107]+0.05*[.Q107]+[.R107]/240" office:value-type="float" office:value="0" calcext:value-type="float">
            <text:p>0</text:p>
          </table:table-cell>
          <table:table-cell table:formula="of:=[.J107]*[.O107]" office:value-type="float" office:value="8" calcext:value-type="float">
            <text:p>8,0000</text:p>
          </table:table-cell>
          <table:table-cell table:formula="of:=[.S107]-[.T107]" office:value-type="float" office:value="-8" calcext:value-type="float">
            <text:p>-8</text:p>
          </table:table-cell>
          <table:table-cell table:number-columns-repeated="100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table:style-name="ce9" office:value-type="string" calcext:value-type="string">
            <text:p>lim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957" calcext:value-type="float">
            <text:p>2 95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0" table:formula="of:=[.L108]+([.M108]/20)+([.N108]/240)" office:value-type="float" office:value="0.4" calcext:value-type="float">
            <text:p>0,40000</text:p>
          </table:table-cell>
          <table:table-cell table:number-columns-repeated="3"/>
          <table:table-cell table:formula="of:=[.P108]+0.05*[.Q108]+[.R108]/240" office:value-type="float" office:value="0" calcext:value-type="float">
            <text:p>0</text:p>
          </table:table-cell>
          <table:table-cell table:formula="of:=[.J108]*[.O108]" office:value-type="float" office:value="1182.8" calcext:value-type="float">
            <text:p>1 182,8000</text:p>
          </table:table-cell>
          <table:table-cell table:formula="of:=[.S108]-[.T108]" office:value-type="float" office:value="-1182.8" calcext:value-type="float">
            <text:p>-1182,8</text:p>
          </table:table-cell>
          <table:table-cell table:number-columns-repeated="100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lin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0" table:formula="of:=[.L109]+([.M109]/20)+([.N109]/240)" office:value-type="float" office:value="0.35" calcext:value-type="float">
            <text:p>0,35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70" calcext:value-type="float">
            <text:p>70,0000</text:p>
          </table:table-cell>
          <table:table-cell table:formula="of:=[.S109]-[.T109]" office:value-type="float" office:value="-70" calcext:value-type="float">
            <text:p>-70</text:p>
          </table:table-cell>
          <table:table-cell table:number-columns-repeated="100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lin peign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iqu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0" table:formula="of:=[.L110]+([.M110]/20)+([.N110]/240)" office:value-type="float" office:value="120" calcext:value-type="float">
            <text:p>120,00000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600" calcext:value-type="float">
            <text:p>600,0000</text:p>
          </table:table-cell>
          <table:table-cell table:formula="of:=[.S110]-[.T110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lin peign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0" table:formula="of:=[.L111]+([.M111]/20)+([.N111]/240)" office:value-type="float" office:value="0.6" calcext:value-type="float">
            <text:p>0,60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7.2" calcext:value-type="float">
            <text:p>7,2000</text:p>
          </table:table-cell>
          <table:table-cell table:formula="of:=[.S111]-[.T111]" office:value-type="float" office:value="-7.2" calcext:value-type="float">
            <text:p>-7,2</text:p>
          </table:table-cell>
          <table:table-cell table:number-columns-repeated="100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liqueu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caiss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0" table:formula="of:=[.L112]+([.M112]/20)+([.N112]/240)" office:value-type="float" office:value="25" calcext:value-type="float">
            <text:p>25,000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175" calcext:value-type="float">
            <text:p>175,0000</text:p>
          </table:table-cell>
          <table:table-cell table:formula="of:=[.S112]-[.T112]" office:value-type="float" office:value="-175" calcext:value-type="float">
            <text:p>-175</text:p>
          </table:table-cell>
          <table:table-cell table:number-columns-repeated="100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atu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en nombre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0" table:formula="of:=[.L113]+([.M113]/20)+([.N113]/240)" office:value-type="float" office:value="200" calcext:value-type="float">
            <text:p>200,00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40000" calcext:value-type="float">
            <text:p>40 000,0000</text:p>
          </table:table-cell>
          <table:table-cell table:formula="of:=[.S113]-[.T113]" office:value-type="float" office:value="-40000" calcext:value-type="float">
            <text:p>-40000</text:p>
          </table:table-cell>
          <table:table-cell table:number-columns-repeated="100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114]+([.M114]/20)+([.N114]/240)" office:value-type="float" office:value="3.5" calcext:value-type="float">
            <text:p>3,500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122.5" calcext:value-type="float">
            <text:p>122,5000</text:p>
          </table:table-cell>
          <table:table-cell table:formula="of:=[.S114]-[.T114]" office:value-type="float" office:value="-122.5" calcext:value-type="float">
            <text:p>-122,5</text:p>
          </table:table-cell>
          <table:table-cell table:number-columns-repeated="100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ines de plomb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115]+([.M115]/20)+([.N115]/240)" office:value-type="float" office:value="0.25" calcext:value-type="float">
            <text:p>0,25000</text:p>
          </table:table-cell>
          <table:table-cell table:number-columns-repeated="3"/>
          <table:table-cell table:formula="of:=[.P115]+0.05*[.Q115]+[.R115]/240" office:value-type="float" office:value="0" calcext:value-type="float">
            <text:p>0</text:p>
          </table:table-cell>
          <table:table-cell table:formula="of:=[.J115]*[.O115]" office:value-type="float" office:value="50" calcext:value-type="float">
            <text:p>50,0000</text:p>
          </table:table-cell>
          <table:table-cell table:formula="of:=[.S115]-[.T115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orue ver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3250" calcext:value-type="float">
            <text:p>23 2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116]+([.M116]/20)+([.N116]/240)" office:value-type="float" office:value="0.25" calcext:value-type="float">
            <text:p>0,25000</text:p>
          </table:table-cell>
          <table:table-cell table:number-columns-repeated="3"/>
          <table:table-cell table:formula="of:=[.P116]+0.05*[.Q116]+[.R116]/240" office:value-type="float" office:value="0" calcext:value-type="float">
            <text:p>0</text:p>
          </table:table-cell>
          <table:table-cell table:formula="of:=[.J116]*[.O116]" office:value-type="float" office:value="5812.5" calcext:value-type="float">
            <text:p>5 812,5000</text:p>
          </table:table-cell>
          <table:table-cell table:formula="of:=[.S116]-[.T116]" office:value-type="float" office:value="-5812.5" calcext:value-type="float">
            <text:p>-5812,5</text:p>
          </table:table-cell>
          <table:table-cell table:number-columns-repeated="1003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oulins à 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117]+([.M117]/20)+([.N117]/240)" office:value-type="float" office:value="3" calcext:value-type="float">
            <text:p>3,000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54" calcext:value-type="float">
            <text:p>54,0000</text:p>
          </table:table-cell>
          <table:table-cell table:formula="of:=[.S117]-[.T117]" office:value-type="float" office:value="-54" calcext:value-type="float">
            <text:p>-54</text:p>
          </table:table-cell>
          <table:table-cell table:number-columns-repeated="100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oulins à 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66" calcext:value-type="float">
            <text:p>16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0" table:formula="of:=[.L118]+([.M118]/20)+([.N118]/240)" office:value-type="float" office:value="1.5" calcext:value-type="float">
            <text:p>1,5000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249" calcext:value-type="float">
            <text:p>249,0000</text:p>
          </table:table-cell>
          <table:table-cell table:formula="of:=[.S118]-[.T118]" office:value-type="float" office:value="-249" calcext:value-type="float">
            <text:p>-249</text:p>
          </table:table-cell>
          <table:table-cell table:number-columns-repeated="1003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table:style-name="ce8" office:value-type="string" calcext:value-type="string">
            <text:p>musca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livr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0" table:formula="of:=[.L119]+([.M119]/20)+([.N119]/240)" office:value-type="float" office:value="9" calcext:value-type="float">
            <text:p>9,00000</text:p>
          </table:table-cell>
          <table:table-cell table:number-columns-repeated="3"/>
          <table:table-cell table:formula="of:=[.P119]+0.05*[.Q119]+[.R119]/240" office:value-type="float" office:value="0" calcext:value-type="float">
            <text:p>0</text:p>
          </table:table-cell>
          <table:table-cell table:formula="of:=[.J119]*[.O119]" office:value-type="float" office:value="360" calcext:value-type="float">
            <text:p>360,0000</text:p>
          </table:table-cell>
          <table:table-cell table:formula="of:=[.S119]-[.T119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noir de fum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0" table:formula="of:=[.L120]+([.M120]/20)+([.N120]/240)" office:value-type="float" office:value="0.9" calcext:value-type="float">
            <text:p>0,90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225" calcext:value-type="float">
            <text:p>225,0000</text:p>
          </table:table-cell>
          <table:table-cell table:formula="of:=[.S120]-[.T120]" office:value-type="float" office:value="-225" calcext:value-type="float">
            <text:p>-225</text:p>
          </table:table-cell>
          <table:table-cell table:number-columns-repeated="100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ocre rou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0" table:formula="of:=[.L121]+([.M121]/20)+([.N121]/240)" office:value-type="float" office:value="0.05" calcext:value-type="float">
            <text:p>0,050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1" calcext:value-type="float">
            <text:p>1,0000</text:p>
          </table:table-cell>
          <table:table-cell table:formula="of:=[.S121]-[.T121]" office:value-type="float" office:value="-1" calcext:value-type="float">
            <text:p>-1</text:p>
          </table:table-cell>
          <table:table-cell table:number-columns-repeated="100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api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122]+([.M122]/20)+([.N122]/240)" office:value-type="float" office:value="4" calcext:value-type="float">
            <text:p>4,00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92" calcext:value-type="float">
            <text:p>92,0000</text:p>
          </table:table-cell>
          <table:table-cell table:formula="of:=[.S122]-[.T122]" office:value-type="float" office:value="-92" calcext:value-type="float">
            <text:p>-92</text:p>
          </table:table-cell>
          <table:table-cell table:number-columns-repeated="100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apier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9" calcext:value-type="float">
            <text:p>39,00</text:p>
          </table:table-cell>
          <table:table-cell office:value-type="string" calcext:value-type="string">
            <text:p>ram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0" table:formula="of:=[.L123]+([.M123]/20)+([.N123]/240)" office:value-type="float" office:value="12" calcext:value-type="float">
            <text:p>12,00000</text:p>
          </table:table-cell>
          <table:table-cell table:number-columns-repeated="3"/>
          <table:table-cell table:formula="of:=[.P123]+0.05*[.Q123]+[.R123]/240" office:value-type="float" office:value="0" calcext:value-type="float">
            <text:p>0</text:p>
          </table:table-cell>
          <table:table-cell table:formula="of:=[.J123]*[.O123]" office:value-type="float" office:value="468" calcext:value-type="float">
            <text:p>468,0000</text:p>
          </table:table-cell>
          <table:table-cell table:formula="of:=[.S123]-[.T123]" office:value-type="float" office:value="-468" calcext:value-type="float">
            <text:p>-468</text:p>
          </table:table-cell>
          <table:table-cell table:number-columns-repeated="1003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inc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8" calcext:value-type="float">
            <text:p>3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0" table:formula="of:=[.L124]+([.M124]/20)+([.N124]/240)" office:value-type="float" office:value="2" calcext:value-type="float">
            <text:p>2,00000</text:p>
          </table:table-cell>
          <table:table-cell table:number-columns-repeated="3"/>
          <table:table-cell table:formula="of:=[.P124]+0.05*[.Q124]+[.R124]/240" office:value-type="float" office:value="0" calcext:value-type="float">
            <text:p>0</text:p>
          </table:table-cell>
          <table:table-cell table:formula="of:=[.J124]*[.O124]" office:value-type="float" office:value="76" calcext:value-type="float">
            <text:p>76,0000</text:p>
          </table:table-cell>
          <table:table-cell table:formula="of:=[.S124]-[.T124]" office:value-type="float" office:value="-76" calcext:value-type="float">
            <text:p>-76</text:p>
          </table:table-cell>
          <table:table-cell table:number-columns-repeated="100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eintu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504" calcext:value-type="float">
            <text:p>1 50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125]+([.M125]/20)+([.N125]/240)" office:value-type="float" office:value="0.75" calcext:value-type="float">
            <text:p>0,75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1128" calcext:value-type="float">
            <text:p>1 128,0000</text:p>
          </table:table-cell>
          <table:table-cell table:formula="of:=[.S125]-[.T125]" office:value-type="float" office:value="-1128" calcext:value-type="float">
            <text:p>-1128</text:p>
          </table:table-cell>
          <table:table-cell table:number-columns-repeated="100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ierres à fus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millier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0" table:formula="of:=[.L126]+([.M126]/20)+([.N126]/240)" office:value-type="float" office:value="1.75" calcext:value-type="float">
            <text:p>1,75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3.5" calcext:value-type="float">
            <text:p>3,5000</text:p>
          </table:table-cell>
          <table:table-cell table:formula="of:=[.S126]-[.T126]" office:value-type="float" office:value="-3.5" calcext:value-type="float">
            <text:p>-3,5</text:p>
          </table:table-cell>
          <table:table-cell table:number-columns-repeated="100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08" calcext:value-type="float">
            <text:p>408,00</text:p>
          </table:table-cell>
          <table:table-cell office:value-type="string" calcext:value-type="string">
            <text:p>gross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0" table:formula="of:=[.L127]+([.M127]/20)+([.N127]/240)" office:value-type="float" office:value="2" calcext:value-type="float">
            <text:p>2,00000</text:p>
          </table:table-cell>
          <table:table-cell table:number-columns-repeated="3"/>
          <table:table-cell table:formula="of:=[.P127]+0.05*[.Q127]+[.R127]/240" office:value-type="float" office:value="0" calcext:value-type="float">
            <text:p>0</text:p>
          </table:table-cell>
          <table:table-cell table:formula="of:=[.J127]*[.O127]" office:value-type="float" office:value="816" calcext:value-type="float">
            <text:p>816,0000</text:p>
          </table:table-cell>
          <table:table-cell table:formula="of:=[.S127]-[.T127]" office:value-type="float" office:value="-816" calcext:value-type="float">
            <text:p>-816</text:p>
          </table:table-cell>
          <table:table-cell table:number-columns-repeated="100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20" calcext:value-type="float">
            <text:p>320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128]+([.M128]/20)+([.N128]/240)" office:value-type="float" office:value="4.5" calcext:value-type="float">
            <text:p>4,5000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1440" calcext:value-type="float">
            <text:p>1 440,0000</text:p>
          </table:table-cell>
          <table:table-cell table:formula="of:=[.S128]-[.T128]" office:value-type="float" office:value="-1440" calcext:value-type="float">
            <text:p>-1440</text:p>
          </table:table-cell>
          <table:table-cell table:number-columns-repeated="100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790" calcext:value-type="float">
            <text:p>79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0" table:formula="of:=[.L129]+([.M129]/20)+([.N129]/240)" office:value-type="float" office:value="1.5" calcext:value-type="float">
            <text:p>1,50000</text:p>
          </table:table-cell>
          <table:table-cell table:number-columns-repeated="3"/>
          <table:table-cell table:formula="of:=[.P129]+0.05*[.Q129]+[.R129]/240" office:value-type="float" office:value="0" calcext:value-type="float">
            <text:p>0</text:p>
          </table:table-cell>
          <table:table-cell table:formula="of:=[.J129]*[.O129]" office:value-type="float" office:value="1185" calcext:value-type="float">
            <text:p>1 185,0000</text:p>
          </table:table-cell>
          <table:table-cell table:formula="of:=[.S129]-[.T129]" office:value-type="float" office:value="-1185" calcext:value-type="float">
            <text:p>-1185</text:p>
          </table:table-cell>
          <table:table-cell table:number-columns-repeated="100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anches de sapin de 8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600" calcext:value-type="float">
            <text:p>1 6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0" table:formula="of:=[.L130]+([.M130]/20)+([.N130]/240)" office:value-type="float" office:value="0.4" calcext:value-type="float">
            <text:p>0,400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640" calcext:value-type="float">
            <text:p>640,0000</text:p>
          </table:table-cell>
          <table:table-cell table:formula="of:=[.S130]-[.T130]" office:value-type="float" office:value="-640" calcext:value-type="float">
            <text:p>-640</text:p>
          </table:table-cell>
          <table:table-cell table:number-columns-repeated="100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669" calcext:value-type="float">
            <text:p>5 669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131]+([.M131]/20)+([.N131]/240)" office:value-type="float" office:value="1" calcext:value-type="float">
            <text:p>1,00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5669" calcext:value-type="float">
            <text:p>5 669,0000</text:p>
          </table:table-cell>
          <table:table-cell table:formula="of:=[.S131]-[.T131]" office:value-type="float" office:value="-5669" calcext:value-type="float">
            <text:p>-5669</text:p>
          </table:table-cell>
          <table:table-cell table:number-columns-repeated="1003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umes à écr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0" table:formula="of:=[.L132]+([.M132]/20)+([.N132]/240)" office:value-type="float" office:value="5" calcext:value-type="float">
            <text:p>5,000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425" calcext:value-type="float">
            <text:p>425,0000</text:p>
          </table:table-cell>
          <table:table-cell table:formula="of:=[.S132]-[.T132]" office:value-type="float" office:value="-425" calcext:value-type="float">
            <text:p>-425</text:p>
          </table:table-cell>
          <table:table-cell table:number-columns-repeated="100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oix de Bourgo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60" calcext:value-type="float">
            <text:p>3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0" table:formula="of:=[.L133]+([.M133]/20)+([.N133]/240)" office:value-type="float" office:value="0.1" calcext:value-type="float">
            <text:p>0,10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36" calcext:value-type="float">
            <text:p>36,0000</text:p>
          </table:table-cell>
          <table:table-cell table:formula="of:=[.S133]-[.T133]" office:value-type="float" office:value="-36" calcext:value-type="float">
            <text:p>-36</text:p>
          </table:table-cell>
          <table:table-cell table:number-columns-repeated="100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oix no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130" calcext:value-type="float">
            <text:p>5 1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0" table:formula="of:=[.L134]+([.M134]/20)+([.N134]/240)" office:value-type="float" office:value="0.05" calcext:value-type="float">
            <text:p>0,05000</text:p>
          </table:table-cell>
          <table:table-cell table:number-columns-repeated="3"/>
          <table:table-cell table:formula="of:=[.P134]+0.05*[.Q134]+[.R134]/240" office:value-type="float" office:value="0" calcext:value-type="float">
            <text:p>0</text:p>
          </table:table-cell>
          <table:table-cell table:formula="of:=[.J134]*[.O134]" office:value-type="float" office:value="256.5" calcext:value-type="float">
            <text:p>256,5000</text:p>
          </table:table-cell>
          <table:table-cell table:formula="of:=[.S134]-[.T134]" office:value-type="float" office:value="-256.5" calcext:value-type="float">
            <text:p>-256,5</text:p>
          </table:table-cell>
          <table:table-cell table:number-columns-repeated="100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quinquaille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737" calcext:value-type="float">
            <text:p>73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135]+([.M135]/20)+([.N135]/240)" office:value-type="float" office:value="0.75" calcext:value-type="float">
            <text:p>0,75000</text:p>
          </table:table-cell>
          <table:table-cell table:number-columns-repeated="3"/>
          <table:table-cell table:formula="of:=[.P135]+0.05*[.Q135]+[.R135]/240" office:value-type="float" office:value="0" calcext:value-type="float">
            <text:p>0</text:p>
          </table:table-cell>
          <table:table-cell table:formula="of:=[.J135]*[.O135]" office:value-type="float" office:value="552.75" calcext:value-type="float">
            <text:p>552,7500</text:p>
          </table:table-cell>
          <table:table-cell table:formula="of:=[.S135]-[.T135]" office:value-type="float" office:value="-552.75" calcext:value-type="float">
            <text:p>-552,75</text:p>
          </table:table-cell>
          <table:table-cell table:number-columns-repeated="1003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quinquaille de fer et 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67" calcext:value-type="float">
            <text:p>2 06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136]+([.M136]/20)+([.N136]/240)" office:value-type="float" office:value="1" calcext:value-type="float">
            <text:p>1,000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2067" calcext:value-type="float">
            <text:p>2 067,0000</text:p>
          </table:table-cell>
          <table:table-cell table:formula="of:=[.S136]-[.T136]" office:value-type="float" office:value="-2067" calcext:value-type="float">
            <text:p>-2067</text:p>
          </table:table-cell>
          <table:table-cell table:number-columns-repeated="100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raisin se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400" calcext:value-type="float">
            <text:p>4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table:formula="of:=[.L137]+([.M137]/20)+([.N137]/240)" office:value-type="float" office:value="0.2" calcext:value-type="float">
            <text:p>0,2000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880" calcext:value-type="float">
            <text:p>880,0000</text:p>
          </table:table-cell>
          <table:table-cell table:formula="of:=[.S137]-[.T137]" office:value-type="float" office:value="-880" calcext:value-type="float">
            <text:p>-880</text:p>
          </table:table-cell>
          <table:table-cell table:number-columns-repeated="1003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roco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0" table:formula="of:=[.L138]+([.M138]/20)+([.N138]/240)" office:value-type="float" office:value="0.5" calcext:value-type="float">
            <text:p>0,50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12.5" calcext:value-type="float">
            <text:p>12,5000</text:p>
          </table:table-cell>
          <table:table-cell table:formula="of:=[.S138]-[.T138]" office:value-type="float" office:value="-12.5" calcext:value-type="float">
            <text:p>-12,5</text:p>
          </table:table-cell>
          <table:table-cell table:number-columns-repeated="100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sc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50" calcext:value-type="float">
            <text:p>3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0" table:formula="of:=[.L139]+([.M139]/20)+([.N139]/240)" office:value-type="float" office:value="2" calcext:value-type="float">
            <text:p>2,0000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700" calcext:value-type="float">
            <text:p>700,0000</text:p>
          </table:table-cell>
          <table:table-cell table:formula="of:=[.S139]-[.T139]" office:value-type="float" office:value="-700" calcext:value-type="float">
            <text:p>-700</text:p>
          </table:table-cell>
          <table:table-cell table:number-columns-repeated="1003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souff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240" calcext:value-type="float">
            <text:p>2 2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0" table:formula="of:=[.L140]+([.M140]/20)+([.N140]/240)" office:value-type="float" office:value="0.125" calcext:value-type="float">
            <text:p>0,1250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280" calcext:value-type="float">
            <text:p>280,0000</text:p>
          </table:table-cell>
          <table:table-cell table:formula="of:=[.S140]-[.T140]" office:value-type="float" office:value="-280" calcext:value-type="float">
            <text:p>-280</text:p>
          </table:table-cell>
          <table:table-cell table:number-columns-repeated="100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abac fabriqu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style-name="ce20" table:formula="of:=[.L141]+([.M141]/20)+([.N141]/240)" office:value-type="float" office:value="2.6" calcext:value-type="float">
            <text:p>2,600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20.8" calcext:value-type="float">
            <text:p>20,8000</text:p>
          </table:table-cell>
          <table:table-cell table:formula="of:=[.S141]-[.T141]" office:value-type="float" office:value="-20.8" calcext:value-type="float">
            <text:p>-20,8</text:p>
          </table:table-cell>
          <table:table-cell table:number-columns-repeated="1003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abac en feu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39585" calcext:value-type="float">
            <text:p>539 58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142]+([.M142]/20)+([.N142]/240)" office:value-type="float" office:value="0.25" calcext:value-type="float">
            <text:p>0,25000</text:p>
          </table:table-cell>
          <table:table-cell table:number-columns-repeated="3"/>
          <table:table-cell table:formula="of:=[.P142]+0.05*[.Q142]+[.R142]/240" office:value-type="float" office:value="0" calcext:value-type="float">
            <text:p>0</text:p>
          </table:table-cell>
          <table:table-cell table:formula="of:=[.J142]*[.O142]" office:value-type="float" office:value="134896.25" calcext:value-type="float">
            <text:p>134 896,2500</text:p>
          </table:table-cell>
          <table:table-cell table:formula="of:=[.S142]-[.T142]" office:value-type="float" office:value="-134896.25" calcext:value-type="float">
            <text:p>-134896,25</text:p>
          </table:table-cell>
          <table:table-cell table:number-columns-repeated="100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av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8176" calcext:value-type="float">
            <text:p>28 17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0" table:formula="of:=[.L143]+([.M143]/20)+([.N143]/240)" office:value-type="float" office:value="1.5" calcext:value-type="float">
            <text:p>1,50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42264" calcext:value-type="float">
            <text:p>42 264,0000</text:p>
          </table:table-cell>
          <table:table-cell table:formula="of:=[.S143]-[.T143]" office:value-type="float" office:value="-42264" calcext:value-type="float">
            <text:p>-42264</text:p>
          </table:table-cell>
          <table:table-cell table:number-columns-repeated="100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erraille gro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0" table:formula="of:=[.L144]+([.M144]/20)+([.N144]/240)" office:value-type="float" office:value="0.05" calcext:value-type="float">
            <text:p>0,05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40" calcext:value-type="float">
            <text:p>40,0000</text:p>
          </table:table-cell>
          <table:table-cell table:formula="of:=[.S144]-[.T144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vermill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450" calcext:value-type="float">
            <text:p>2 450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0" table:formula="of:=[.L145]+([.M145]/20)+([.N145]/240)" office:value-type="float" office:value="5" calcext:value-type="float">
            <text:p>5,00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12250" calcext:value-type="float">
            <text:p>12 250,0000</text:p>
          </table:table-cell>
          <table:table-cell table:formula="of:=[.S145]-[.T145]" office:value-type="float" office:value="-12250" calcext:value-type="float">
            <text:p>-12250</text:p>
          </table:table-cell>
          <table:table-cell table:number-columns-repeated="100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verres à bo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0" table:formula="of:=[.L146]+([.M146]/20)+([.N146]/240)" office:value-type="float" office:value="1.2" calcext:value-type="float">
            <text:p>1,20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3.6" calcext:value-type="float">
            <text:p>3,6000</text:p>
          </table:table-cell>
          <table:table-cell table:formula="of:=[.S146]-[.T146]" office:value-type="float" office:value="-3.6" calcext:value-type="float">
            <text:p>-3,6</text:p>
          </table:table-cell>
          <table:table-cell table:number-columns-repeated="1003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vr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50" calcext:value-type="float">
            <text:p>1 0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0" table:formula="of:=[.L147]+([.M147]/20)+([.N147]/240)" office:value-type="float" office:value="1.5" calcext:value-type="float">
            <text:p>1,500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1575" calcext:value-type="float">
            <text:p>1 575,0000</text:p>
          </table:table-cell>
          <table:table-cell table:formula="of:=[.S147]-[.T147]" office:value-type="float" office:value="-1575" calcext:value-type="float">
            <text:p>-1575</text:p>
          </table:table-cell>
          <table:table-cell table:number-columns-repeated="100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verde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2" calcext:value-type="float">
            <text:p>5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0" table:formula="of:=[.L148]+([.M148]/20)+([.N148]/240)" office:value-type="float" office:value="1.5" calcext:value-type="float">
            <text:p>1,50000</text:p>
          </table:table-cell>
          <table:table-cell table:number-columns-repeated="3"/>
          <table:table-cell table:formula="of:=[.P148]+0.05*[.Q148]+[.R148]/240" office:value-type="float" office:value="0" calcext:value-type="float">
            <text:p>0</text:p>
          </table:table-cell>
          <table:table-cell table:formula="of:=[.J148]*[.O148]" office:value-type="float" office:value="78" calcext:value-type="float">
            <text:p>78,0000</text:p>
          </table:table-cell>
          <table:table-cell table:formula="of:=[.S148]-[.T148]" office:value-type="float" office:value="-78" calcext:value-type="float">
            <text:p>-78</text:p>
          </table:table-cell>
          <table:table-cell table:number-columns-repeated="1003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is merrain à bariq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4140" calcext:value-type="float">
            <text:p>4 140,00</text:p>
          </table:table-cell>
          <table:table-cell office:value-type="string" calcext:value-type="string">
            <text:p>douelles</text:p>
          </table:table-cell>
          <table:table-cell office:value-type="float" office:value="0.12" calcext:value-type="float">
            <text:p>0,120</text:p>
          </table:table-cell>
          <table:table-cell table:number-columns-repeated="2"/>
          <table:table-cell table:style-name="ce20" table:formula="of:=[.L149]+([.M149]/20)+([.N149]/240)" office:value-type="float" office:value="0.12" calcext:value-type="float">
            <text:p>0,12000</text:p>
          </table:table-cell>
          <table:table-cell table:number-columns-repeated="3"/>
          <table:table-cell table:formula="of:=[.P149]+0.05*[.Q149]+[.R149]/240" office:value-type="float" office:value="0" calcext:value-type="float">
            <text:p>0</text:p>
          </table:table-cell>
          <table:table-cell table:formula="of:=[.J149]*[.O149]" office:value-type="float" office:value="496.8" calcext:value-type="float">
            <text:p>496,8000</text:p>
          </table:table-cell>
          <table:table-cell table:formula="of:=[.S149]-[.T149]" office:value-type="float" office:value="-496.8" calcext:value-type="float">
            <text:p>-496,8</text:p>
          </table:table-cell>
          <table:table-cell office:value-type="string" calcext:value-type="string">
            <text:p>À 120 L le %%</text:p>
          </table:table-cell>
          <table:table-cell table:number-columns-repeated="1002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is merrain à fon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900" calcext:value-type="float">
            <text:p>900,00</text:p>
          </table:table-cell>
          <table:table-cell office:value-type="string" calcext:value-type="string">
            <text:p>en nombre</text:p>
          </table:table-cell>
          <table:table-cell office:value-type="float" office:value="0.12" calcext:value-type="float">
            <text:p>0,120</text:p>
          </table:table-cell>
          <table:table-cell table:number-columns-repeated="2"/>
          <table:table-cell table:style-name="ce20" table:formula="of:=[.L150]+([.M150]/20)+([.N150]/240)" office:value-type="float" office:value="0.12" calcext:value-type="float">
            <text:p>0,12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108" calcext:value-type="float">
            <text:p>108,0000</text:p>
          </table:table-cell>
          <table:table-cell table:formula="of:=[.S150]-[.T150]" office:value-type="float" office:value="-108" calcext:value-type="float">
            <text:p>-108</text:p>
          </table:table-cell>
          <table:table-cell office:value-type="string" calcext:value-type="string">
            <text:p>À 120 L le %%</text:p>
          </table:table-cell>
          <table:table-cell table:number-columns-repeated="1002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is merrain à pip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8970" calcext:value-type="float">
            <text:p>28 970,00</text:p>
          </table:table-cell>
          <table:table-cell office:value-type="string" calcext:value-type="string">
            <text:p>en nombre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20" table:formula="of:=[.L151]+([.M151]/20)+([.N151]/240)" office:value-type="float" office:value="0.25" calcext:value-type="float">
            <text:p>0,25000</text:p>
          </table:table-cell>
          <table:table-cell table:number-columns-repeated="3"/>
          <table:table-cell table:formula="of:=[.P151]+0.05*[.Q151]+[.R151]/240" office:value-type="float" office:value="0" calcext:value-type="float">
            <text:p>0</text:p>
          </table:table-cell>
          <table:table-cell table:formula="of:=[.J151]*[.O151]" office:value-type="float" office:value="7242.5" calcext:value-type="float">
            <text:p>7 242,5000</text:p>
          </table:table-cell>
          <table:table-cell table:formula="of:=[.S151]-[.T151]" office:value-type="float" office:value="-7242.5" calcext:value-type="float">
            <text:p>-7242,5</text:p>
          </table:table-cell>
          <table:table-cell office:value-type="string" calcext:value-type="string">
            <text:p>À 250 L le %%</text:p>
          </table:table-cell>
          <table:table-cell table:number-columns-repeated="1002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rdages de chê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650" calcext:value-type="float">
            <text:p>1 650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0" table:formula="of:=[.L152]+([.M152]/20)+([.N152]/240)" office:value-type="float" office:value="12" calcext:value-type="float">
            <text:p>12,00000</text:p>
          </table:table-cell>
          <table:table-cell table:number-columns-repeated="3"/>
          <table:table-cell table:formula="of:=[.P152]+0.05*[.Q152]+[.R152]/240" office:value-type="float" office:value="0" calcext:value-type="float">
            <text:p>0</text:p>
          </table:table-cell>
          <table:table-cell table:formula="of:=[.J152]*[.O152]" office:value-type="float" office:value="19800" calcext:value-type="float">
            <text:p>19 800,0000</text:p>
          </table:table-cell>
          <table:table-cell table:formula="of:=[.S152]-[.T152]" office:value-type="float" office:value="-19800" calcext:value-type="float">
            <text:p>-19800</text:p>
          </table:table-cell>
          <table:table-cell office:value-type="string" calcext:value-type="string">
            <text:p>À 12 L ou plus</text:p>
          </table:table-cell>
          <table:table-cell table:number-columns-repeated="1002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rdages de chê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table:number-columns-repeated="5"/>
          <table:table-cell table:style-name="ce20" table:formula="of:=[.L153]+([.M153]/20)+([.N153]/240)" office:value-type="float" office:value="0" calcext:value-type="float">
            <text:p>0,00000</text:p>
          </table:table-cell>
          <table:table-cell office:value-type="float" office:value="30149" calcext:value-type="float">
            <text:p>30149</text:p>
          </table:table-cell>
          <table:table-cell table:number-columns-repeated="2"/>
          <table:table-cell table:formula="of:=[.P153]+0.05*[.Q153]+[.R153]/240" office:value-type="float" office:value="30149" calcext:value-type="float">
            <text:p>30149</text:p>
          </table:table-cell>
          <table:table-cell table:formula="of:=[.J153]*[.O153]" office:value-type="float" office:value="0" calcext:value-type="float">
            <text:p>0,0000</text:p>
          </table:table-cell>
          <table:table-cell table:formula="of:=[.S153]-[.T153]" office:value-type="float" office:value="30149" calcext:value-type="float">
            <text:p>30149</text:p>
          </table:table-cell>
          <table:table-cell office:value-type="string" calcext:value-type="string">
            <text:p>valeur de 30149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ournab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en nombr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0" table:formula="of:=[.L154]+([.M154]/20)+([.N154]/240)" office:value-type="float" office:value="0.025" calcext:value-type="float">
            <text:p>0,02500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7.5" calcext:value-type="float">
            <text:p>7,5000</text:p>
          </table:table-cell>
          <table:table-cell table:formula="of:=[.S154]-[.T154]" office:value-type="float" office:value="-7.5" calcext:value-type="float">
            <text:p>-7,5</text:p>
          </table:table-cell>
          <table:table-cell table:number-columns-repeated="100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481" calcext:value-type="float">
            <text:p>48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155]+([.M155]/20)+([.N155]/240)" office:value-type="float" office:value="1" calcext:value-type="float">
            <text:p>1,000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481" calcext:value-type="float">
            <text:p>481,0000</text:p>
          </table:table-cell>
          <table:table-cell table:formula="of:=[.S155]-[.T155]" office:value-type="float" office:value="-481" calcext:value-type="float">
            <text:p>-481</text:p>
          </table:table-cell>
          <table:table-cell table:number-columns-repeated="100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anches de gaff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156]+([.M156]/20)+([.N156]/240)" office:value-type="float" office:value="0.25" calcext:value-type="float">
            <text:p>0,25000</text:p>
          </table:table-cell>
          <table:table-cell table:number-columns-repeated="3"/>
          <table:table-cell table:formula="of:=[.P156]+0.05*[.Q156]+[.R156]/240" office:value-type="float" office:value="0" calcext:value-type="float">
            <text:p>0</text:p>
          </table:table-cell>
          <table:table-cell table:formula="of:=[.J156]*[.O156]" office:value-type="float" office:value="15" calcext:value-type="float">
            <text:p>15,0000</text:p>
          </table:table-cell>
          <table:table-cell table:formula="of:=[.S156]-[.T156]" office:value-type="float" office:value="-15" calcext:value-type="float">
            <text:p>-15</text:p>
          </table:table-cell>
          <table:table-cell table:number-columns-repeated="100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anches de chê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718" calcext:value-type="float">
            <text:p>1 718,00</text:p>
          </table:table-cell>
          <table:table-cell office:value-type="string" calcext:value-type="string">
            <text:p>pied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157]+([.M157]/20)+([.N157]/240)" office:value-type="float" office:value="3" calcext:value-type="float">
            <text:p>3,00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5154" calcext:value-type="float">
            <text:p>5 154,0000</text:p>
          </table:table-cell>
          <table:table-cell table:formula="of:=[.S157]-[.T157]" office:value-type="float" office:value="-5154" calcext:value-type="float">
            <text:p>-5154</text:p>
          </table:table-cell>
          <table:table-cell table:number-columns-repeated="100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anches de Prusse de 30 à 40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811" calcext:value-type="float">
            <text:p>2 811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0" table:formula="of:=[.L158]+([.M158]/20)+([.N158]/240)" office:value-type="float" office:value="6" calcext:value-type="float">
            <text:p>6,00000</text:p>
          </table:table-cell>
          <table:table-cell table:number-columns-repeated="3"/>
          <table:table-cell table:formula="of:=[.P158]+0.05*[.Q158]+[.R158]/240" office:value-type="float" office:value="0" calcext:value-type="float">
            <text:p>0</text:p>
          </table:table-cell>
          <table:table-cell table:formula="of:=[.J158]*[.O158]" office:value-type="float" office:value="16866" calcext:value-type="float">
            <text:p>16 866,0000</text:p>
          </table:table-cell>
          <table:table-cell table:formula="of:=[.S158]-[.T158]" office:value-type="float" office:value="-16866" calcext:value-type="float">
            <text:p>-16866</text:p>
          </table:table-cell>
          <table:table-cell table:number-columns-repeated="100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anches de Prusse de 28 à 30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36" calcext:value-type="float">
            <text:p>136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159]+([.M159]/20)+([.N159]/240)" office:value-type="float" office:value="4" calcext:value-type="float">
            <text:p>4,00000</text:p>
          </table:table-cell>
          <table:table-cell table:number-columns-repeated="3"/>
          <table:table-cell table:formula="of:=[.P159]+0.05*[.Q159]+[.R159]/240" office:value-type="float" office:value="0" calcext:value-type="float">
            <text:p>0</text:p>
          </table:table-cell>
          <table:table-cell table:formula="of:=[.J159]*[.O159]" office:value-type="float" office:value="544" calcext:value-type="float">
            <text:p>544,0000</text:p>
          </table:table-cell>
          <table:table-cell table:formula="of:=[.S159]-[.T159]" office:value-type="float" office:value="-544" calcext:value-type="float">
            <text:p>-544</text:p>
          </table:table-cell>
          <table:table-cell table:number-columns-repeated="100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186" calcext:value-type="float">
            <text:p>2 186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160]+([.M160]/20)+([.N160]/240)" office:value-type="float" office:value="4.5" calcext:value-type="float">
            <text:p>4,50000</text:p>
          </table:table-cell>
          <table:table-cell table:number-columns-repeated="3"/>
          <table:table-cell table:formula="of:=[.P160]+0.05*[.Q160]+[.R160]/240" office:value-type="float" office:value="0" calcext:value-type="float">
            <text:p>0</text:p>
          </table:table-cell>
          <table:table-cell table:formula="of:=[.J160]*[.O160]" office:value-type="float" office:value="9837" calcext:value-type="float">
            <text:p>9 837,0000</text:p>
          </table:table-cell>
          <table:table-cell table:formula="of:=[.S160]-[.T160]" office:value-type="float" office:value="-9837" calcext:value-type="float">
            <text:p>-9837</text:p>
          </table:table-cell>
          <table:table-cell table:number-columns-repeated="1003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anches de Prusse ordinai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7787" calcext:value-type="float">
            <text:p>27 787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0" table:formula="of:=[.L161]+([.M161]/20)+([.N161]/240)" office:value-type="float" office:value="1.5" calcext:value-type="float">
            <text:p>1,50000</text:p>
          </table:table-cell>
          <table:table-cell table:number-columns-repeated="3"/>
          <table:table-cell table:formula="of:=[.P161]+0.05*[.Q161]+[.R161]/240" office:value-type="float" office:value="0" calcext:value-type="float">
            <text:p>0</text:p>
          </table:table-cell>
          <table:table-cell table:formula="of:=[.J161]*[.O161]" office:value-type="float" office:value="41680.5" calcext:value-type="float">
            <text:p>41 680,5000</text:p>
          </table:table-cell>
          <table:table-cell table:formula="of:=[.S161]-[.T161]" office:value-type="float" office:value="-41680.5" calcext:value-type="float">
            <text:p>-41680,5</text:p>
          </table:table-cell>
          <table:table-cell table:number-columns-repeated="1003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anches de sapin de 7 à 12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3437" calcext:value-type="float">
            <text:p>3 437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0" table:formula="of:=[.L162]+([.M162]/20)+([.N162]/240)" office:value-type="float" office:value="0.5" calcext:value-type="float">
            <text:p>0,500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1718.5" calcext:value-type="float">
            <text:p>1 718,5000</text:p>
          </table:table-cell>
          <table:table-cell table:formula="of:=[.S162]-[.T162]" office:value-type="float" office:value="-1718.5" calcext:value-type="float">
            <text:p>-1718,5</text:p>
          </table:table-cell>
          <table:table-cell table:number-columns-repeated="100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537" calcext:value-type="float">
            <text:p>1 537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0" table:formula="of:=[.L163]+([.M163]/20)+([.N163]/240)" office:value-type="float" office:value="1.6" calcext:value-type="float">
            <text:p>1,60000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2459.2" calcext:value-type="float">
            <text:p>2 459,2000</text:p>
          </table:table-cell>
          <table:table-cell table:formula="of:=[.S163]-[.T163]" office:value-type="float" office:value="-2459.2" calcext:value-type="float">
            <text:p>-2459,2</text:p>
          </table:table-cell>
          <table:table-cell table:number-columns-repeated="100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9587" calcext:value-type="float">
            <text:p>9 587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164]+([.M164]/20)+([.N164]/240)" office:value-type="float" office:value="1" calcext:value-type="float">
            <text:p>1,000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9587" calcext:value-type="float">
            <text:p>9 587,0000</text:p>
          </table:table-cell>
          <table:table-cell table:formula="of:=[.S164]-[.T164]" office:value-type="float" office:value="-9587" calcext:value-type="float">
            <text:p>-9587</text:p>
          </table:table-cell>
          <table:table-cell table:number-columns-repeated="100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table:number-columns-repeated="5"/>
          <table:table-cell table:style-name="ce20" table:formula="of:=[.L165]+([.M165]/20)+([.N165]/240)" office:value-type="float" office:value="0" calcext:value-type="float">
            <text:p>0,00000</text:p>
          </table:table-cell>
          <table:table-cell office:value-type="float" office:value="2349" calcext:value-type="float">
            <text:p>2349</text:p>
          </table:table-cell>
          <table:table-cell table:number-columns-repeated="2"/>
          <table:table-cell table:formula="of:=[.P165]+0.05*[.Q165]+[.R165]/240" office:value-type="float" office:value="2349" calcext:value-type="float">
            <text:p>2349</text:p>
          </table:table-cell>
          <table:table-cell table:formula="of:=[.J165]*[.O165]" office:value-type="float" office:value="0" calcext:value-type="float">
            <text:p>0,0000</text:p>
          </table:table-cell>
          <table:table-cell table:formula="of:=[.S165]-[.T165]" office:value-type="float" office:value="2349" calcext:value-type="float">
            <text:p>2349</text:p>
          </table:table-cell>
          <table:table-cell office:value-type="string" calcext:value-type="string">
            <text:p>valeur de 2349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out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en nombre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0" table:formula="of:=[.L166]+([.M166]/20)+([.N166]/240)" office:value-type="float" office:value="200" calcext:value-type="float">
            <text:p>200,000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5000" calcext:value-type="float">
            <text:p>5 000,0000</text:p>
          </table:table-cell>
          <table:table-cell table:formula="of:=[.S166]-[.T166]" office:value-type="float" office:value="-5000" calcext:value-type="float">
            <text:p>-5000</text:p>
          </table:table-cell>
          <table:table-cell table:number-columns-repeated="100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out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en nombre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0" table:formula="of:=[.L167]+([.M167]/20)+([.N167]/240)" office:value-type="float" office:value="100" calcext:value-type="float">
            <text:p>100,000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2000" calcext:value-type="float">
            <text:p>2 000,0000</text:p>
          </table:table-cell>
          <table:table-cell table:formula="of:=[.S167]-[.T167]" office:value-type="float" office:value="-2000" calcext:value-type="float">
            <text:p>-2000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récein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335" calcext:value-type="float">
            <text:p>1 335,0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0" table:formula="of:=[.L168]+([.M168]/20)+([.N168]/240)" office:value-type="float" office:value="20" calcext:value-type="float">
            <text:p>20,0000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26700" calcext:value-type="float">
            <text:p>26 700,0000</text:p>
          </table:table-cell>
          <table:table-cell table:formula="of:=[.S168]-[.T168]" office:value-type="float" office:value="-26700" calcext:value-type="float">
            <text:p>-26700</text:p>
          </table:table-cell>
          <table:table-cell table:number-columns-repeated="1003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table:formula="of:=[.L169]+([.M169]/20)+([.N169]/240)" office:value-type="float" office:value="0.2" calcext:value-type="float">
            <text:p>0,200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200" calcext:value-type="float">
            <text:p>200,0000</text:p>
          </table:table-cell>
          <table:table-cell table:formula="of:=[.S169]-[.T169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itr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102" calcext:value-type="float">
            <text:p>102,00</text:p>
          </table:table-cell>
          <table:table-cell office:value-type="string" calcext:value-type="string">
            <text:p>caiss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0" table:formula="of:=[.L170]+([.M170]/20)+([.N170]/240)" office:value-type="float" office:value="15" calcext:value-type="float">
            <text:p>15,00000</text:p>
          </table:table-cell>
          <table:table-cell table:number-columns-repeated="3"/>
          <table:table-cell table:formula="of:=[.P170]+0.05*[.Q170]+[.R170]/240" office:value-type="float" office:value="0" calcext:value-type="float">
            <text:p>0</text:p>
          </table:table-cell>
          <table:table-cell table:formula="of:=[.J170]*[.O170]" office:value-type="float" office:value="1530" calcext:value-type="float">
            <text:p>1 530,0000</text:p>
          </table:table-cell>
          <table:table-cell table:formula="of:=[.S170]-[.T170]" office:value-type="float" office:value="-1530" calcext:value-type="float">
            <text:p>-1530</text:p>
          </table:table-cell>
          <table:table-cell table:number-columns-repeated="1003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58" calcext:value-type="float">
            <text:p>58,00</text:p>
          </table:table-cell>
          <table:table-cell office:value-type="string" calcext:value-type="string">
            <text:p>baril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0" table:formula="of:=[.L171]+([.M171]/20)+([.N171]/240)" office:value-type="float" office:value="90" calcext:value-type="float">
            <text:p>90,00000</text:p>
          </table:table-cell>
          <table:table-cell table:number-columns-repeated="3"/>
          <table:table-cell table:formula="of:=[.P171]+0.05*[.Q171]+[.R171]/240" office:value-type="float" office:value="0" calcext:value-type="float">
            <text:p>0</text:p>
          </table:table-cell>
          <table:table-cell table:formula="of:=[.J171]*[.O171]" office:value-type="float" office:value="5220" calcext:value-type="float">
            <text:p>5 220,0000</text:p>
          </table:table-cell>
          <table:table-cell table:formula="of:=[.S171]-[.T171]" office:value-type="float" office:value="-5220" calcext:value-type="float">
            <text:p>-5220</text:p>
          </table:table-cell>
          <table:table-cell table:number-columns-repeated="1003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liqueu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0" table:formula="of:=[.L172]+([.M172]/20)+([.N172]/240)" office:value-type="float" office:value="20" calcext:value-type="float">
            <text:p>20,0000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1180" calcext:value-type="float">
            <text:p>1 180,0000</text:p>
          </table:table-cell>
          <table:table-cell table:formula="of:=[.S172]-[.T172]" office:value-type="float" office:value="-1180" calcext:value-type="float">
            <text:p>-1180</text:p>
          </table:table-cell>
          <table:table-cell table:number-columns-repeated="1003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15400" calcext:value-type="float">
            <text:p>15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0" table:formula="of:=[.L173]+([.M173]/20)+([.N173]/240)" office:value-type="float" office:value="0.15" calcext:value-type="float">
            <text:p>0,15000</text:p>
          </table:table-cell>
          <table:table-cell table:number-columns-repeated="3"/>
          <table:table-cell table:formula="of:=[.P173]+0.05*[.Q173]+[.R173]/240" office:value-type="float" office:value="0" calcext:value-type="float">
            <text:p>0</text:p>
          </table:table-cell>
          <table:table-cell table:formula="of:=[.J173]*[.O173]" office:value-type="float" office:value="2310" calcext:value-type="float">
            <text:p>2 310,0000</text:p>
          </table:table-cell>
          <table:table-cell table:formula="of:=[.S173]-[.T173]" office:value-type="float" office:value="-2310" calcext:value-type="float">
            <text:p>-2310</text:p>
          </table:table-cell>
          <table:table-cell table:number-columns-repeated="100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oran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690" calcext:value-type="float">
            <text:p>690,00</text:p>
          </table:table-cell>
          <table:table-cell office:value-type="string" calcext:value-type="string">
            <text:p>caiss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0" table:formula="of:=[.L174]+([.M174]/20)+([.N174]/240)" office:value-type="float" office:value="12" calcext:value-type="float">
            <text:p>12,000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8280" calcext:value-type="float">
            <text:p>8 280,0000</text:p>
          </table:table-cell>
          <table:table-cell table:formula="of:=[.S174]-[.T174]" office:value-type="float" office:value="-8280" calcext:value-type="float">
            <text:p>-8280</text:p>
          </table:table-cell>
          <table:table-cell table:number-columns-repeated="100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0" table:formula="of:=[.L175]+([.M175]/20)+([.N175]/240)" office:value-type="float" office:value="100" calcext:value-type="float">
            <text:p>100,00000</text:p>
          </table:table-cell>
          <table:table-cell table:number-columns-repeated="3"/>
          <table:table-cell table:formula="of:=[.P175]+0.05*[.Q175]+[.R175]/240" office:value-type="float" office:value="0" calcext:value-type="float">
            <text:p>0</text:p>
          </table:table-cell>
          <table:table-cell table:formula="of:=[.J175]*[.O175]" office:value-type="float" office:value="20000" calcext:value-type="float">
            <text:p>20 000,0000</text:p>
          </table:table-cell>
          <table:table-cell table:formula="of:=[.S175]-[.T175]" office:value-type="float" office:value="-20000" calcext:value-type="float">
            <text:p>-20000</text:p>
          </table:table-cell>
          <table:table-cell table:number-columns-repeated="100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vin en boute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caiss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0" table:formula="of:=[.L176]+([.M176]/20)+([.N176]/240)" office:value-type="float" office:value="50" calcext:value-type="float">
            <text:p>50,0000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9000" calcext:value-type="float">
            <text:p>9 000,0000</text:p>
          </table:table-cell>
          <table:table-cell table:formula="of:=[.S176]-[.T176]" office:value-type="float" office:value="-9000" calcext:value-type="float">
            <text:p>-9000</text:p>
          </table:table-cell>
          <table:table-cell table:number-columns-repeated="100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vin de cham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panier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0" table:formula="of:=[.L177]+([.M177]/20)+([.N177]/240)" office:value-type="float" office:value="100" calcext:value-type="float">
            <text:p>100,00000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500" calcext:value-type="float">
            <text:p>500,0000</text:p>
          </table:table-cell>
          <table:table-cell table:formula="of:=[.S177]-[.T177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is de constructi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table:number-columns-repeated="5"/>
          <table:table-cell table:style-name="ce20" table:formula="of:=[.L178]+([.M178]/20)+([.N178]/240)" office:value-type="float" office:value="0" calcext:value-type="float">
            <text:p>0,00000</text:p>
          </table:table-cell>
          <table:table-cell office:value-type="float" office:value="101660" calcext:value-type="float">
            <text:p>101660</text:p>
          </table:table-cell>
          <table:table-cell table:number-columns-repeated="2"/>
          <table:table-cell table:formula="of:=[.P178]+0.05*[.Q178]+[.R178]/240" office:value-type="float" office:value="101660" calcext:value-type="float">
            <text:p>101660</text:p>
          </table:table-cell>
          <table:table-cell table:formula="of:=[.J178]*[.O178]" office:value-type="float" office:value="0" calcext:value-type="float">
            <text:p>0,0000</text:p>
          </table:table-cell>
          <table:table-cell table:formula="of:=[.S178]-[.T178]" office:value-type="float" office:value="101660" calcext:value-type="float">
            <text:p>101660</text:p>
          </table:table-cell>
          <table:table-cell office:value-type="string" calcext:value-type="string">
            <text:p>valeur de 101660 L</text:p>
          </table:table-cell>
          <table:table-cell table:number-columns-repeated="1002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3716295" calcext:value-type="float">
            <text:p>3 716 295,00</text:p>
          </table:table-cell>
          <table:table-cell office:value-type="string" calcext:value-type="string">
            <text:p>livres</text:p>
          </table:table-cell>
          <table:table-cell office:value-type="float" office:value="0.18" calcext:value-type="float">
            <text:p>0,180</text:p>
          </table:table-cell>
          <table:table-cell table:number-columns-repeated="2"/>
          <table:table-cell table:style-name="ce20" table:formula="of:=[.L179]+([.M179]/20)+([.N179]/240)" office:value-type="float" office:value="0.18" calcext:value-type="float">
            <text:p>0,18000</text:p>
          </table:table-cell>
          <table:table-cell table:number-columns-repeated="3"/>
          <table:table-cell table:formula="of:=[.P179]+0.05*[.Q179]+[.R179]/240" office:value-type="float" office:value="0" calcext:value-type="float">
            <text:p>0</text:p>
          </table:table-cell>
          <table:table-cell table:formula="of:=[.J179]*[.O179]" office:value-type="float" office:value="668933.1" calcext:value-type="float">
            <text:p>668 933,1000</text:p>
          </table:table-cell>
          <table:table-cell table:formula="of:=[.S179]-[.T179]" office:value-type="float" office:value="-668933.1" calcext:value-type="float">
            <text:p>-668933,1</text:p>
          </table:table-cell>
          <table:table-cell office:value-type="string" calcext:value-type="string">
            <text:p>à 18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espa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618" calcext:value-type="float">
            <text:p>618,0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0" table:formula="of:=[.L180]+([.M180]/20)+([.N180]/240)" office:value-type="float" office:value="20" calcext:value-type="float">
            <text:p>20,00000</text:p>
          </table:table-cell>
          <table:table-cell table:number-columns-repeated="3"/>
          <table:table-cell table:formula="of:=[.P180]+0.05*[.Q180]+[.R180]/240" office:value-type="float" office:value="0" calcext:value-type="float">
            <text:p>0</text:p>
          </table:table-cell>
          <table:table-cell table:formula="of:=[.J180]*[.O180]" office:value-type="float" office:value="12360" calcext:value-type="float">
            <text:p>12 360,0000</text:p>
          </table:table-cell>
          <table:table-cell table:formula="of:=[.S180]-[.T180]" office:value-type="float" office:value="-12360" calcext:value-type="float">
            <text:p>-12360</text:p>
          </table:table-cell>
          <table:table-cell table:number-columns-repeated="100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a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97" calcext:value-type="float">
            <text:p>97,00</text:p>
          </table:table-cell>
          <table:table-cell office:value-type="string" calcext:value-type="string">
            <text:p>en nombre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0" table:formula="of:=[.L181]+([.M181]/20)+([.N181]/240)" office:value-type="float" office:value="100" calcext:value-type="float">
            <text:p>100,00000</text:p>
          </table:table-cell>
          <table:table-cell table:number-columns-repeated="3"/>
          <table:table-cell table:formula="of:=[.P181]+0.05*[.Q181]+[.R181]/240" office:value-type="float" office:value="0" calcext:value-type="float">
            <text:p>0</text:p>
          </table:table-cell>
          <table:table-cell table:formula="of:=[.J181]*[.O181]" office:value-type="float" office:value="9700" calcext:value-type="float">
            <text:p>9 700,0000</text:p>
          </table:table-cell>
          <table:table-cell table:formula="of:=[.S181]-[.T181]" office:value-type="float" office:value="-9700" calcext:value-type="float">
            <text:p>-9700</text:p>
          </table:table-cell>
          <table:table-cell table:number-columns-repeated="1003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atu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table:number-columns-repeated="5"/>
          <table:table-cell table:style-name="ce20" table:formula="of:=[.L182]+([.M182]/20)+([.N182]/240)" office:value-type="float" office:value="0" calcext:value-type="float">
            <text:p>0,00000</text:p>
          </table:table-cell>
          <table:table-cell office:value-type="float" office:value="249000" calcext:value-type="float">
            <text:p>249000</text:p>
          </table:table-cell>
          <table:table-cell table:number-columns-repeated="2"/>
          <table:table-cell table:formula="of:=[.P182]+0.05*[.Q182]+[.R182]/240" office:value-type="float" office:value="249000" calcext:value-type="float">
            <text:p>249000</text:p>
          </table:table-cell>
          <table:table-cell table:formula="of:=[.J182]*[.O182]" office:value-type="float" office:value="0" calcext:value-type="float">
            <text:p>0,0000</text:p>
          </table:table-cell>
          <table:table-cell table:formula="of:=[.S182]-[.T182]" office:value-type="float" office:value="249000" calcext:value-type="float">
            <text:p>249000</text:p>
          </table:table-cell>
          <table:table-cell office:value-type="string" calcext:value-type="string">
            <text:p>valeur de 249000 L</text:p>
          </table:table-cell>
          <table:table-cell table:number-columns-repeated="1002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648" calcext:value-type="float">
            <text:p>1 648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183]+([.M183]/20)+([.N183]/240)" office:value-type="float" office:value="4" calcext:value-type="float">
            <text:p>4,00000</text:p>
          </table:table-cell>
          <table:table-cell table:number-columns-repeated="3"/>
          <table:table-cell table:formula="of:=[.P183]+0.05*[.Q183]+[.R183]/240" office:value-type="float" office:value="0" calcext:value-type="float">
            <text:p>0</text:p>
          </table:table-cell>
          <table:table-cell table:formula="of:=[.J183]*[.O183]" office:value-type="float" office:value="6592" calcext:value-type="float">
            <text:p>6 592,0000</text:p>
          </table:table-cell>
          <table:table-cell table:formula="of:=[.S183]-[.T183]" office:value-type="float" office:value="-6592" calcext:value-type="float">
            <text:p>-6592</text:p>
          </table:table-cell>
          <table:table-cell table:number-columns-repeated="100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2145" calcext:value-type="float">
            <text:p>2 145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184]+([.M184]/20)+([.N184]/240)" office:value-type="float" office:value="3" calcext:value-type="float">
            <text:p>3,00000</text:p>
          </table:table-cell>
          <table:table-cell table:number-columns-repeated="3"/>
          <table:table-cell table:formula="of:=[.P184]+0.05*[.Q184]+[.R184]/240" office:value-type="float" office:value="0" calcext:value-type="float">
            <text:p>0</text:p>
          </table:table-cell>
          <table:table-cell table:formula="of:=[.J184]*[.O184]" office:value-type="float" office:value="6435" calcext:value-type="float">
            <text:p>6 435,0000</text:p>
          </table:table-cell>
          <table:table-cell table:formula="of:=[.S184]-[.T184]" office:value-type="float" office:value="-6435" calcext:value-type="float">
            <text:p>-6435</text:p>
          </table:table-cell>
          <table:table-cell table:number-columns-repeated="1003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9386" calcext:value-type="float">
            <text:p>19 386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0" table:formula="of:=[.L185]+([.M185]/20)+([.N185]/240)" office:value-type="float" office:value="0.8" calcext:value-type="float">
            <text:p>0,80000</text:p>
          </table:table-cell>
          <table:table-cell table:number-columns-repeated="3"/>
          <table:table-cell table:formula="of:=[.P185]+0.05*[.Q185]+[.R185]/240" office:value-type="float" office:value="0" calcext:value-type="float">
            <text:p>0</text:p>
          </table:table-cell>
          <table:table-cell table:formula="of:=[.J185]*[.O185]" office:value-type="float" office:value="15508.8" calcext:value-type="float">
            <text:p>15 508,8000</text:p>
          </table:table-cell>
          <table:table-cell table:formula="of:=[.S185]-[.T185]" office:value-type="float" office:value="-15508.8" calcext:value-type="float">
            <text:p>-15508,8</text:p>
          </table:table-cell>
          <table:table-cell table:number-columns-repeated="100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is de constructi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table:number-columns-repeated="5"/>
          <table:table-cell table:style-name="ce20" table:formula="of:=[.L186]+([.M186]/20)+([.N186]/240)" office:value-type="float" office:value="0" calcext:value-type="float">
            <text:p>0,00000</text:p>
          </table:table-cell>
          <table:table-cell office:value-type="float" office:value="35000" calcext:value-type="float">
            <text:p>35000</text:p>
          </table:table-cell>
          <table:table-cell table:number-columns-repeated="2"/>
          <table:table-cell table:formula="of:=[.P186]+0.05*[.Q186]+[.R186]/240" office:value-type="float" office:value="35000" calcext:value-type="float">
            <text:p>35000</text:p>
          </table:table-cell>
          <table:table-cell table:formula="of:=[.J186]*[.O186]" office:value-type="float" office:value="0" calcext:value-type="float">
            <text:p>0,0000</text:p>
          </table:table-cell>
          <table:table-cell table:formula="of:=[.S186]-[.T186]" office:value-type="float" office:value="35000" calcext:value-type="float">
            <text:p>35000</text:p>
          </table:table-cell>
          <table:table-cell office:value-type="string" calcext:value-type="string">
            <text:p>valeur de 35000 L</text:p>
          </table:table-cell>
          <table:table-cell table:number-columns-repeated="1002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1426" calcext:value-type="float">
            <text:p>1 426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0" table:formula="of:=[.L187]+([.M187]/20)+([.N187]/240)" office:value-type="float" office:value="22" calcext:value-type="float">
            <text:p>22,00000</text:p>
          </table:table-cell>
          <table:table-cell table:number-columns-repeated="3"/>
          <table:table-cell table:formula="of:=[.P187]+0.05*[.Q187]+[.R187]/240" office:value-type="float" office:value="0" calcext:value-type="float">
            <text:p>0</text:p>
          </table:table-cell>
          <table:table-cell table:formula="of:=[.J187]*[.O187]" office:value-type="float" office:value="31372" calcext:value-type="float">
            <text:p>31 372,0000</text:p>
          </table:table-cell>
          <table:table-cell table:formula="of:=[.S187]-[.T187]" office:value-type="float" office:value="-31372" calcext:value-type="float">
            <text:p>-31372</text:p>
          </table:table-cell>
          <table:table-cell table:number-columns-repeated="1003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hevr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188]+([.M188]/20)+([.N188]/240)" office:value-type="float" office:value="1" calcext:value-type="float">
            <text:p>1,00000</text:p>
          </table:table-cell>
          <table:table-cell table:number-columns-repeated="3"/>
          <table:table-cell table:formula="of:=[.P188]+0.05*[.Q188]+[.R188]/240" office:value-type="float" office:value="0" calcext:value-type="float">
            <text:p>0</text:p>
          </table:table-cell>
          <table:table-cell table:formula="of:=[.J188]*[.O188]" office:value-type="float" office:value="180" calcext:value-type="float">
            <text:p>180,0000</text:p>
          </table:table-cell>
          <table:table-cell table:formula="of:=[.S188]-[.T188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o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1990" calcext:value-type="float">
            <text:p>1 990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0" table:formula="of:=[.L189]+([.M189]/20)+([.N189]/240)" office:value-type="float" office:value="22" calcext:value-type="float">
            <text:p>22,00000</text:p>
          </table:table-cell>
          <table:table-cell table:number-columns-repeated="3"/>
          <table:table-cell table:formula="of:=[.P189]+0.05*[.Q189]+[.R189]/240" office:value-type="float" office:value="0" calcext:value-type="float">
            <text:p>0</text:p>
          </table:table-cell>
          <table:table-cell table:formula="of:=[.J189]*[.O189]" office:value-type="float" office:value="43780" calcext:value-type="float">
            <text:p>43 780,0000</text:p>
          </table:table-cell>
          <table:table-cell table:formula="of:=[.S189]-[.T189]" office:value-type="float" office:value="-43780" calcext:value-type="float">
            <text:p>-43780</text:p>
          </table:table-cell>
          <table:table-cell table:number-columns-repeated="1003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ats peti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0" table:formula="of:=[.L190]+([.M190]/20)+([.N190]/240)" office:value-type="float" office:value="5" calcext:value-type="float">
            <text:p>5,00000</text:p>
          </table:table-cell>
          <table:table-cell table:number-columns-repeated="3"/>
          <table:table-cell table:formula="of:=[.P190]+0.05*[.Q190]+[.R190]/240" office:value-type="float" office:value="0" calcext:value-type="float">
            <text:p>0</text:p>
          </table:table-cell>
          <table:table-cell table:formula="of:=[.J190]*[.O190]" office:value-type="float" office:value="60" calcext:value-type="float">
            <text:p>60,0000</text:p>
          </table:table-cell>
          <table:table-cell table:formula="of:=[.S190]-[.T190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4740" calcext:value-type="float">
            <text:p>4 74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0" table:formula="of:=[.L191]+([.M191]/20)+([.N191]/240)" office:value-type="float" office:value="1.2" calcext:value-type="float">
            <text:p>1,20000</text:p>
          </table:table-cell>
          <table:table-cell table:number-columns-repeated="3"/>
          <table:table-cell table:formula="of:=[.P191]+0.05*[.Q191]+[.R191]/240" office:value-type="float" office:value="0" calcext:value-type="float">
            <text:p>0</text:p>
          </table:table-cell>
          <table:table-cell table:formula="of:=[.J191]*[.O191]" office:value-type="float" office:value="5688" calcext:value-type="float">
            <text:p>5 688,0000</text:p>
          </table:table-cell>
          <table:table-cell table:formula="of:=[.S191]-[.T191]" office:value-type="float" office:value="-5688" calcext:value-type="float">
            <text:p>-5688</text:p>
          </table:table-cell>
          <table:table-cell table:number-columns-repeated="1003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42100" calcext:value-type="float">
            <text:p>42 1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192]+([.M192]/20)+([.N192]/240)" office:value-type="float" office:value="1" calcext:value-type="float">
            <text:p>1,00000</text:p>
          </table:table-cell>
          <table:table-cell table:number-columns-repeated="3"/>
          <table:table-cell table:formula="of:=[.P192]+0.05*[.Q192]+[.R192]/240" office:value-type="float" office:value="0" calcext:value-type="float">
            <text:p>0</text:p>
          </table:table-cell>
          <table:table-cell table:formula="of:=[.J192]*[.O192]" office:value-type="float" office:value="42100" calcext:value-type="float">
            <text:p>42 100,0000</text:p>
          </table:table-cell>
          <table:table-cell table:formula="of:=[.S192]-[.T192]" office:value-type="float" office:value="-42100" calcext:value-type="float">
            <text:p>-42100</text:p>
          </table:table-cell>
          <table:table-cell table:number-columns-repeated="100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15043" calcext:value-type="float">
            <text:p>15 043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0" table:formula="of:=[.L193]+([.M193]/20)+([.N193]/240)" office:value-type="float" office:value="0.8" calcext:value-type="float">
            <text:p>0,80000</text:p>
          </table:table-cell>
          <table:table-cell table:number-columns-repeated="3"/>
          <table:table-cell table:formula="of:=[.P193]+0.05*[.Q193]+[.R193]/240" office:value-type="float" office:value="0" calcext:value-type="float">
            <text:p>0</text:p>
          </table:table-cell>
          <table:table-cell table:formula="of:=[.J193]*[.O193]" office:value-type="float" office:value="12034.4" calcext:value-type="float">
            <text:p>12 034,4000</text:p>
          </table:table-cell>
          <table:table-cell table:formula="of:=[.S193]-[.T193]" office:value-type="float" office:value="-12034.4" calcext:value-type="float">
            <text:p>-12034,4</text:p>
          </table:table-cell>
          <table:table-cell table:number-columns-repeated="1003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240.5" calcext:value-type="float">
            <text:p>240,50</text:p>
          </table:table-cell>
          <table:table-cell office:value-type="string" calcext:value-type="string">
            <text:p>douzai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194]+([.M194]/20)+([.N194]/240)" office:value-type="float" office:value="4" calcext:value-type="float">
            <text:p>4,00000</text:p>
          </table:table-cell>
          <table:table-cell table:number-columns-repeated="3"/>
          <table:table-cell table:formula="of:=[.P194]+0.05*[.Q194]+[.R194]/240" office:value-type="float" office:value="0" calcext:value-type="float">
            <text:p>0</text:p>
          </table:table-cell>
          <table:table-cell table:formula="of:=[.J194]*[.O194]" office:value-type="float" office:value="962" calcext:value-type="float">
            <text:p>962,0000</text:p>
          </table:table-cell>
          <table:table-cell table:formula="of:=[.S194]-[.T194]" office:value-type="float" office:value="-962" calcext:value-type="float">
            <text:p>-962</text:p>
          </table:table-cell>
          <table:table-cell table:number-columns-repeated="1003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is de Campê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5100" calcext:value-type="float">
            <text:p>5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table:formula="of:=[.L195]+([.M195]/20)+([.N195]/240)" office:value-type="float" office:value="0.2" calcext:value-type="float">
            <text:p>0,20000</text:p>
          </table:table-cell>
          <table:table-cell table:number-columns-repeated="3"/>
          <table:table-cell table:formula="of:=[.P195]+0.05*[.Q195]+[.R195]/240" office:value-type="float" office:value="0" calcext:value-type="float">
            <text:p>0</text:p>
          </table:table-cell>
          <table:table-cell table:formula="of:=[.J195]*[.O195]" office:value-type="float" office:value="1020" calcext:value-type="float">
            <text:p>1 020,0000</text:p>
          </table:table-cell>
          <table:table-cell table:formula="of:=[.S195]-[.T195]" office:value-type="float" office:value="-1020" calcext:value-type="float">
            <text:p>-1020</text:p>
          </table:table-cell>
          <table:table-cell table:number-columns-repeated="1003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945389" calcext:value-type="float">
            <text:p>945 38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20" table:formula="of:=[.L196]+([.M196]/20)+([.N196]/240)" office:value-type="float" office:value="0.625" calcext:value-type="float">
            <text:p>0,62500</text:p>
          </table:table-cell>
          <table:table-cell table:number-columns-repeated="3"/>
          <table:table-cell table:formula="of:=[.P196]+0.05*[.Q196]+[.R196]/240" office:value-type="float" office:value="0" calcext:value-type="float">
            <text:p>0</text:p>
          </table:table-cell>
          <table:table-cell table:formula="of:=[.J196]*[.O196]" office:value-type="float" office:value="590868.125" calcext:value-type="float">
            <text:p>590 868,1250</text:p>
          </table:table-cell>
          <table:table-cell table:formula="of:=[.S196]-[.T196]" office:value-type="float" office:value="-590868.125" calcext:value-type="float">
            <text:p>-590868,13</text:p>
          </table:table-cell>
          <table:table-cell table:number-columns-repeated="1003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oton en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22086" calcext:value-type="float">
            <text:p>22 086,00</text:p>
          </table:table-cell>
          <table:table-cell office:value-type="string" calcext:value-type="string">
            <text:p>livres</text:p>
          </table:table-cell>
          <table:table-cell office:value-type="float" office:value="140" calcext:value-type="float">
            <text:p>140,000</text:p>
          </table:table-cell>
          <table:table-cell table:number-columns-repeated="2"/>
          <table:table-cell table:style-name="ce20" table:formula="of:=[.L197]+([.M197]/20)+([.N197]/240)" office:value-type="float" office:value="140" calcext:value-type="float">
            <text:p>140,00000</text:p>
          </table:table-cell>
          <table:table-cell table:number-columns-repeated="3"/>
          <table:table-cell table:formula="of:=[.P197]+0.05*[.Q197]+[.R197]/240" office:value-type="float" office:value="0" calcext:value-type="float">
            <text:p>0</text:p>
          </table:table-cell>
          <table:table-cell table:formula="of:=[.J197]*[.O197]" office:value-type="float" office:value="3092040" calcext:value-type="float">
            <text:p>3 092 040,0000</text:p>
          </table:table-cell>
          <table:table-cell table:formula="of:=[.S197]-[.T197]" office:value-type="float" office:value="-3092040" calcext:value-type="float">
            <text:p>-3092040</text:p>
          </table:table-cell>
          <table:table-cell table:number-columns-repeated="1003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uirs en po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932" calcext:value-type="float">
            <text:p>932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198]+([.M198]/20)+([.N198]/240)" office:value-type="float" office:value="6.5" calcext:value-type="float">
            <text:p>6,50000</text:p>
          </table:table-cell>
          <table:table-cell table:number-columns-repeated="3"/>
          <table:table-cell table:formula="of:=[.P198]+0.05*[.Q198]+[.R198]/240" office:value-type="float" office:value="0" calcext:value-type="float">
            <text:p>0</text:p>
          </table:table-cell>
          <table:table-cell table:formula="of:=[.J198]*[.O198]" office:value-type="float" office:value="6058" calcext:value-type="float">
            <text:p>6 058,0000</text:p>
          </table:table-cell>
          <table:table-cell table:formula="of:=[.S198]-[.T198]" office:value-type="float" office:value="-6058" calcext:value-type="float">
            <text:p>-6058</text:p>
          </table:table-cell>
          <table:table-cell table:number-columns-repeated="1003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écaille de tort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207" calcext:value-type="float">
            <text:p>207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0" table:formula="of:=[.L199]+([.M199]/20)+([.N199]/240)" office:value-type="float" office:value="8" calcext:value-type="float">
            <text:p>8,00000</text:p>
          </table:table-cell>
          <table:table-cell table:number-columns-repeated="3"/>
          <table:table-cell table:formula="of:=[.P199]+0.05*[.Q199]+[.R199]/240" office:value-type="float" office:value="0" calcext:value-type="float">
            <text:p>0</text:p>
          </table:table-cell>
          <table:table-cell table:formula="of:=[.J199]*[.O199]" office:value-type="float" office:value="1656" calcext:value-type="float">
            <text:p>1 656,0000</text:p>
          </table:table-cell>
          <table:table-cell table:formula="of:=[.S199]-[.T199]" office:value-type="float" office:value="-1656" calcext:value-type="float">
            <text:p>-1656</text:p>
          </table:table-cell>
          <table:table-cell table:number-columns-repeated="1003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426723" calcext:value-type="float">
            <text:p>426 723,00</text:p>
          </table:table-cell>
          <table:table-cell office:value-type="string" calcext:value-type="string">
            <text:p>livres</text:p>
          </table:table-cell>
          <table:table-cell office:value-type="float" office:value="6" calcext:value-type="float">
            <text:p>6,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0" table:formula="of:=[.L200]+([.M200]/20)+([.N200]/240)" office:value-type="float" office:value="6.6" calcext:value-type="float">
            <text:p>6,60000</text:p>
          </table:table-cell>
          <table:table-cell table:number-columns-repeated="3"/>
          <table:table-cell table:formula="of:=[.P200]+0.05*[.Q200]+[.R200]/240" office:value-type="float" office:value="0" calcext:value-type="float">
            <text:p>0</text:p>
          </table:table-cell>
          <table:table-cell table:formula="of:=[.J200]*[.O200]" office:value-type="float" office:value="2816371.8" calcext:value-type="float">
            <text:p>2 816 371,8000</text:p>
          </table:table-cell>
          <table:table-cell table:formula="of:=[.S200]-[.T200]" office:value-type="float" office:value="-2816371.8" calcext:value-type="float">
            <text:p>-2816371,8</text:p>
          </table:table-cell>
          <table:table-cell table:number-columns-repeated="1003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jus de cit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pot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201]+([.M201]/20)+([.N201]/240)" office:value-type="float" office:value="4" calcext:value-type="float">
            <text:p>4,00000</text:p>
          </table:table-cell>
          <table:table-cell table:number-columns-repeated="3"/>
          <table:table-cell table:formula="of:=[.P201]+0.05*[.Q201]+[.R201]/240" office:value-type="float" office:value="0" calcext:value-type="float">
            <text:p>0</text:p>
          </table:table-cell>
          <table:table-cell table:formula="of:=[.J201]*[.O201]" office:value-type="float" office:value="160" calcext:value-type="float">
            <text:p>160,0000</text:p>
          </table:table-cell>
          <table:table-cell table:formula="of:=[.S201]-[.T201]" office:value-type="float" office:value="-160" calcext:value-type="float">
            <text:p>-160</text:p>
          </table:table-cell>
          <table:table-cell table:number-columns-repeated="1003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archandises de la compagnie des I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554" calcext:value-type="float">
            <text:p>554,00</text:p>
          </table:table-cell>
          <table:table-cell office:value-type="string" calcext:value-type="string">
            <text:p>balles</text:p>
          </table:table-cell>
          <table:table-cell table:number-columns-repeated="3"/>
          <table:table-cell table:style-name="ce20" table:formula="of:=[.L202]+([.M202]/20)+([.N202]/240)" office:value-type="float" office:value="0" calcext:value-type="float">
            <text:p>0,00000</text:p>
          </table:table-cell>
          <table:table-cell table:number-columns-repeated="3"/>
          <table:table-cell table:formula="of:=[.P202]+0.05*[.Q202]+[.R202]/240" office:value-type="float" office:value="0" calcext:value-type="float">
            <text:p>0</text:p>
          </table:table-cell>
          <table:table-cell table:formula="of:=[.J202]*[.O202]" office:value-type="float" office:value="0" calcext:value-type="float">
            <text:p>0,0000</text:p>
          </table:table-cell>
          <table:table-cell table:formula="of:=[.S202]-[.T202]" office:value-type="float" office:value="0" calcext:value-type="float">
            <text:p>0</text:p>
          </table:table-cell>
          <table:table-cell office:value-type="string" calcext:value-type="string">
            <text:p>à depuis 400 L jusqu'à 10000 L</text:p>
          </table:table-cell>
          <table:table-cell table:number-columns-repeated="1002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eaux de casto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2000" calcext:value-type="float">
            <text:p>12 000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203]+([.M203]/20)+([.N203]/240)" office:value-type="float" office:value="4" calcext:value-type="float">
            <text:p>4,00000</text:p>
          </table:table-cell>
          <table:table-cell table:number-columns-repeated="3"/>
          <table:table-cell table:formula="of:=[.P203]+0.05*[.Q203]+[.R203]/240" office:value-type="float" office:value="0" calcext:value-type="float">
            <text:p>0</text:p>
          </table:table-cell>
          <table:table-cell table:formula="of:=[.J203]*[.O203]" office:value-type="float" office:value="48000" calcext:value-type="float">
            <text:p>48 000,0000</text:p>
          </table:table-cell>
          <table:table-cell table:formula="of:=[.S203]-[.T203]" office:value-type="float" office:value="-48000" calcext:value-type="float">
            <text:p>-48000</text:p>
          </table:table-cell>
          <table:table-cell table:number-columns-repeated="1003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eaux de cha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0" table:formula="of:=[.L204]+([.M204]/20)+([.N204]/240)" office:value-type="float" office:value="1.5" calcext:value-type="float">
            <text:p>1,50000</text:p>
          </table:table-cell>
          <table:table-cell table:number-columns-repeated="3"/>
          <table:table-cell table:formula="of:=[.P204]+0.05*[.Q204]+[.R204]/240" office:value-type="float" office:value="0" calcext:value-type="float">
            <text:p>0</text:p>
          </table:table-cell>
          <table:table-cell table:formula="of:=[.J204]*[.O204]" office:value-type="float" office:value="52.5" calcext:value-type="float">
            <text:p>52,5000</text:p>
          </table:table-cell>
          <table:table-cell table:formula="of:=[.S204]-[.T204]" office:value-type="float" office:value="-52.5" calcext:value-type="float">
            <text:p>-52,5</text:p>
          </table:table-cell>
          <table:table-cell table:number-columns-repeated="1003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eaux de loup cerv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205]+([.M205]/20)+([.N205]/240)" office:value-type="float" office:value="10" calcext:value-type="float">
            <text:p>10,00000</text:p>
          </table:table-cell>
          <table:table-cell table:number-columns-repeated="3"/>
          <table:table-cell table:formula="of:=[.P205]+0.05*[.Q205]+[.R205]/240" office:value-type="float" office:value="0" calcext:value-type="float">
            <text:p>0</text:p>
          </table:table-cell>
          <table:table-cell table:formula="of:=[.J205]*[.O205]" office:value-type="float" office:value="200" calcext:value-type="float">
            <text:p>200,0000</text:p>
          </table:table-cell>
          <table:table-cell table:formula="of:=[.S205]-[.T205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eaux de lout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206]+([.M206]/20)+([.N206]/240)" office:value-type="float" office:value="4" calcext:value-type="float">
            <text:p>4,00000</text:p>
          </table:table-cell>
          <table:table-cell table:number-columns-repeated="3"/>
          <table:table-cell table:formula="of:=[.P206]+0.05*[.Q206]+[.R206]/240" office:value-type="float" office:value="0" calcext:value-type="float">
            <text:p>0</text:p>
          </table:table-cell>
          <table:table-cell table:formula="of:=[.J206]*[.O206]" office:value-type="float" office:value="88" calcext:value-type="float">
            <text:p>88,0000</text:p>
          </table:table-cell>
          <table:table-cell table:formula="of:=[.S206]-[.T206]" office:value-type="float" office:value="-88" calcext:value-type="float">
            <text:p>-88</text:p>
          </table:table-cell>
          <table:table-cell table:number-columns-repeated="1003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eaux de loup mar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207]+([.M207]/20)+([.N207]/240)" office:value-type="float" office:value="3" calcext:value-type="float">
            <text:p>3,00000</text:p>
          </table:table-cell>
          <table:table-cell table:number-columns-repeated="3"/>
          <table:table-cell table:formula="of:=[.P207]+0.05*[.Q207]+[.R207]/240" office:value-type="float" office:value="0" calcext:value-type="float">
            <text:p>0</text:p>
          </table:table-cell>
          <table:table-cell table:formula="of:=[.J207]*[.O207]" office:value-type="float" office:value="54" calcext:value-type="float">
            <text:p>54,0000</text:p>
          </table:table-cell>
          <table:table-cell table:formula="of:=[.S207]-[.T207]" office:value-type="float" office:value="-54" calcext:value-type="float">
            <text:p>-54</text:p>
          </table:table-cell>
          <table:table-cell table:number-columns-repeated="1003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eaux de mart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042" calcext:value-type="float">
            <text:p>1 042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208]+([.M208]/20)+([.N208]/240)" office:value-type="float" office:value="4" calcext:value-type="float">
            <text:p>4,00000</text:p>
          </table:table-cell>
          <table:table-cell table:number-columns-repeated="3"/>
          <table:table-cell table:formula="of:=[.P208]+0.05*[.Q208]+[.R208]/240" office:value-type="float" office:value="0" calcext:value-type="float">
            <text:p>0</text:p>
          </table:table-cell>
          <table:table-cell table:formula="of:=[.J208]*[.O208]" office:value-type="float" office:value="4168" calcext:value-type="float">
            <text:p>4 168,0000</text:p>
          </table:table-cell>
          <table:table-cell table:formula="of:=[.S208]-[.T208]" office:value-type="float" office:value="-4168" calcext:value-type="float">
            <text:p>-4168</text:p>
          </table:table-cell>
          <table:table-cell table:number-columns-repeated="1003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eaux d'ou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0" table:formula="of:=[.L209]+([.M209]/20)+([.N209]/240)" office:value-type="float" office:value="6" calcext:value-type="float">
            <text:p>6,00000</text:p>
          </table:table-cell>
          <table:table-cell table:number-columns-repeated="3"/>
          <table:table-cell table:formula="of:=[.P209]+0.05*[.Q209]+[.R209]/240" office:value-type="float" office:value="0" calcext:value-type="float">
            <text:p>0</text:p>
          </table:table-cell>
          <table:table-cell table:formula="of:=[.J209]*[.O209]" office:value-type="float" office:value="360" calcext:value-type="float">
            <text:p>360,0000</text:p>
          </table:table-cell>
          <table:table-cell table:formula="of:=[.S209]-[.T209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eaux de peca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210]+([.M210]/20)+([.N210]/240)" office:value-type="float" office:value="4" calcext:value-type="float">
            <text:p>4,00000</text:p>
          </table:table-cell>
          <table:table-cell table:number-columns-repeated="3"/>
          <table:table-cell table:formula="of:=[.P210]+0.05*[.Q210]+[.R210]/240" office:value-type="float" office:value="0" calcext:value-type="float">
            <text:p>0</text:p>
          </table:table-cell>
          <table:table-cell table:formula="of:=[.J210]*[.O210]" office:value-type="float" office:value="80" calcext:value-type="float">
            <text:p>80,0000</text:p>
          </table:table-cell>
          <table:table-cell table:formula="of:=[.S210]-[.T210]" office:value-type="float" office:value="-80" calcext:value-type="float">
            <text:p>-80</text:p>
          </table:table-cell>
          <table:table-cell table:number-columns-repeated="1003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eaux de renar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211]+([.M211]/20)+([.N211]/240)" office:value-type="float" office:value="4" calcext:value-type="float">
            <text:p>4,00000</text:p>
          </table:table-cell>
          <table:table-cell table:number-columns-repeated="3"/>
          <table:table-cell table:formula="of:=[.P211]+0.05*[.Q211]+[.R211]/240" office:value-type="float" office:value="0" calcext:value-type="float">
            <text:p>0</text:p>
          </table:table-cell>
          <table:table-cell table:formula="of:=[.J211]*[.O211]" office:value-type="float" office:value="72" calcext:value-type="float">
            <text:p>72,0000</text:p>
          </table:table-cell>
          <table:table-cell table:formula="of:=[.S211]-[.T211]" office:value-type="float" office:value="-72" calcext:value-type="float">
            <text:p>-72</text:p>
          </table:table-cell>
          <table:table-cell table:number-columns-repeated="1003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eaux de viz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32" calcext:value-type="float">
            <text:p>3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0" table:formula="of:=[.L212]+([.M212]/20)+([.N212]/240)" office:value-type="float" office:value="2" calcext:value-type="float">
            <text:p>2,00000</text:p>
          </table:table-cell>
          <table:table-cell table:number-columns-repeated="3"/>
          <table:table-cell table:formula="of:=[.P212]+0.05*[.Q212]+[.R212]/240" office:value-type="float" office:value="0" calcext:value-type="float">
            <text:p>0</text:p>
          </table:table-cell>
          <table:table-cell table:formula="of:=[.J212]*[.O212]" office:value-type="float" office:value="64" calcext:value-type="float">
            <text:p>64,0000</text:p>
          </table:table-cell>
          <table:table-cell table:formula="of:=[.S212]-[.T212]" office:value-type="float" office:value="-64" calcext:value-type="float">
            <text:p>-64</text:p>
          </table:table-cell>
          <table:table-cell table:number-columns-repeated="1003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sirop de capila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213]+([.M213]/20)+([.N213]/240)" office:value-type="float" office:value="1" calcext:value-type="float">
            <text:p>1,00000</text:p>
          </table:table-cell>
          <table:table-cell table:number-columns-repeated="3"/>
          <table:table-cell table:formula="of:=[.P213]+0.05*[.Q213]+[.R213]/240" office:value-type="float" office:value="0" calcext:value-type="float">
            <text:p>0</text:p>
          </table:table-cell>
          <table:table-cell table:formula="of:=[.J213]*[.O213]" office:value-type="float" office:value="400" calcext:value-type="float">
            <text:p>400,0000</text:p>
          </table:table-cell>
          <table:table-cell table:formula="of:=[.S213]-[.T213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225250" calcext:value-type="float">
            <text:p>225 2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0" table:formula="of:=[.L214]+([.M214]/20)+([.N214]/240)" office:value-type="float" office:value="0.35" calcext:value-type="float">
            <text:p>0,35000</text:p>
          </table:table-cell>
          <table:table-cell table:number-columns-repeated="3"/>
          <table:table-cell table:formula="of:=[.P214]+0.05*[.Q214]+[.R214]/240" office:value-type="float" office:value="0" calcext:value-type="float">
            <text:p>0</text:p>
          </table:table-cell>
          <table:table-cell table:formula="of:=[.J214]*[.O214]" office:value-type="float" office:value="78837.5" calcext:value-type="float">
            <text:p>78 837,5000</text:p>
          </table:table-cell>
          <table:table-cell table:formula="of:=[.S214]-[.T214]" office:value-type="float" office:value="-78837.5" calcext:value-type="float">
            <text:p>-78837,5</text:p>
          </table:table-cell>
          <table:table-cell table:number-columns-repeated="1003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sucre rafin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209" calcext:value-type="float">
            <text:p>20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0" table:formula="of:=[.L215]+([.M215]/20)+([.N215]/240)" office:value-type="float" office:value="0.8" calcext:value-type="float">
            <text:p>0,80000</text:p>
          </table:table-cell>
          <table:table-cell table:number-columns-repeated="3"/>
          <table:table-cell table:formula="of:=[.P215]+0.05*[.Q215]+[.R215]/240" office:value-type="float" office:value="0" calcext:value-type="float">
            <text:p>0</text:p>
          </table:table-cell>
          <table:table-cell table:formula="of:=[.J215]*[.O215]" office:value-type="float" office:value="167.2" calcext:value-type="float">
            <text:p>167,2000</text:p>
          </table:table-cell>
          <table:table-cell table:formula="of:=[.S215]-[.T215]" office:value-type="float" office:value="-167.2" calcext:value-type="float">
            <text:p>-167,2</text:p>
          </table:table-cell>
          <table:table-cell table:number-columns-repeated="1003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sucr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4207850" calcext:value-type="float">
            <text:p>4 207 850,00</text:p>
          </table:table-cell>
          <table:table-cell office:value-type="string" calcext:value-type="string">
            <text:p>livres</text:p>
          </table:table-cell>
          <table:table-cell office:value-type="float" office:value="0.44" calcext:value-type="float">
            <text:p>0,440</text:p>
          </table:table-cell>
          <table:table-cell table:number-columns-repeated="2"/>
          <table:table-cell table:style-name="ce20" table:formula="of:=[.L216]+([.M216]/20)+([.N216]/240)" office:value-type="float" office:value="0.44" calcext:value-type="float">
            <text:p>0,44000</text:p>
          </table:table-cell>
          <table:table-cell table:number-columns-repeated="3"/>
          <table:table-cell table:formula="of:=[.P216]+0.05*[.Q216]+[.R216]/240" office:value-type="float" office:value="0" calcext:value-type="float">
            <text:p>0</text:p>
          </table:table-cell>
          <table:table-cell table:formula="of:=[.J216]*[.O216]" office:value-type="float" office:value="1851454" calcext:value-type="float">
            <text:p>1 851 454,0000</text:p>
          </table:table-cell>
          <table:table-cell table:formula="of:=[.S216]-[.T216]" office:value-type="float" office:value="-1851454" calcext:value-type="float">
            <text:p>-1851454</text:p>
          </table:table-cell>
          <table:table-cell office:value-type="string" calcext:value-type="string">
            <text:p>À 44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sucre te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65390" calcext:value-type="float">
            <text:p>65 390,00</text:p>
          </table:table-cell>
          <table:table-cell office:value-type="string" calcext:value-type="string">
            <text:p>livres</text:p>
          </table:table-cell>
          <table:table-cell office:value-type="float" office:value="0.35" calcext:value-type="float">
            <text:p>0,350</text:p>
          </table:table-cell>
          <table:table-cell table:number-columns-repeated="2"/>
          <table:table-cell table:style-name="ce20" table:formula="of:=[.L217]+([.M217]/20)+([.N217]/240)" office:value-type="float" office:value="0.35" calcext:value-type="float">
            <text:p>0,35000</text:p>
          </table:table-cell>
          <table:table-cell table:number-columns-repeated="3"/>
          <table:table-cell table:formula="of:=[.P217]+0.05*[.Q217]+[.R217]/240" office:value-type="float" office:value="0" calcext:value-type="float">
            <text:p>0</text:p>
          </table:table-cell>
          <table:table-cell table:formula="of:=[.J217]*[.O217]" office:value-type="float" office:value="22886.5" calcext:value-type="float">
            <text:p>22 886,5000</text:p>
          </table:table-cell>
          <table:table-cell table:formula="of:=[.S217]-[.T217]" office:value-type="float" office:value="-22886.5" calcext:value-type="float">
            <text:p>-22886,5</text:p>
          </table:table-cell>
          <table:table-cell office:value-type="string" calcext:value-type="string">
            <text:p>À 35 L le %</text:p>
          </table:table-cell>
          <table:table-cell table:number-columns-repeated="1002"/>
        </table:table-row>
        <table:table-row table:style-name="ro2" table:number-rows-repeated="33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1"/>
          <table:table-cell table:number-columns-repeated="5"/>
          <table:table-cell table:style-name="ce20"/>
          <table:table-cell table:number-columns-repeated="1009"/>
        </table:table-row>
        <table:table-row table:style-name="ro2" table:number-rows-repeated="129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number-columns-repeated="6"/>
          <table:table-cell table:style-name="ce20"/>
          <table:table-cell table:number-columns-repeated="1009"/>
        </table:table-row>
        <table:table-row table:style-name="ro2" table:number-rows-repeated="57">
          <table:table-cell table:style-name="ce2" table:number-columns-repeated="4"/>
          <table:table-cell table:number-columns-repeated="3"/>
          <table:table-cell table:style-name="ce2"/>
          <table:table-cell table:number-columns-repeated="6"/>
          <table:table-cell table:style-name="ce20"/>
          <table:table-cell table:number-columns-repeated="1009"/>
        </table:table-row>
        <table:table-row table:style-name="ro2" table:number-rows-repeated="2696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 table:number-rows-repeated="104531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20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B1:Sheet1.V104820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7:23:39.1799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37M51S</meta:editing-duration>
    <meta:editing-cycles>91</meta:editing-cycles>
    <meta:generator>LibreOffice/5.1.6.2$MacOSX_X86_64 LibreOffice_project/07ac168c60a517dba0f0d7bc7540f5afa45f0909</meta:generator>
    <dc:date>2017-06-14T17:58:43.864532000</dc:date>
    <meta:document-statistic meta:table-count="3" meta:cell-count="4007" meta:object-count="0"/>
    <meta:user-defined meta:name="Info 1"/>
    <meta:user-defined meta:name="Info 2"/>
    <meta:user-defined meta:name="Info 3"/>
    <meta:user-defined meta:name="Info 4"/>
  </office:meta>
</office:document-meta>
</file>